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6.962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983cm"/>
    </style:style>
    <style:style style:name="co11" style:family="table-column">
      <style:table-column-properties fo:break-before="auto" style:column-width="1.64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4.591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2.397cm"/>
    </style:style>
    <style:style style:name="co21" style:family="table-column">
      <style:table-column-properties fo:break-before="auto" style:column-width="1.974cm"/>
    </style:style>
    <style:style style:name="co22" style:family="table-column">
      <style:table-column-properties fo:break-before="auto" style:column-width="2.334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2.08cm"/>
    </style:style>
    <style:style style:name="co26" style:family="table-column">
      <style:table-column-properties fo:break-before="auto" style:column-width="2.016cm"/>
    </style:style>
    <style:style style:name="co27" style:family="table-column">
      <style:table-column-properties fo:break-before="auto" style:column-width="3.152cm"/>
    </style:style>
    <style:style style:name="co28" style:family="table-column">
      <style:table-column-properties fo:break-before="auto" style:column-width="1.986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2.32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2.454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2.492cm"/>
    </style:style>
    <style:style style:name="co36" style:family="table-column">
      <style:table-column-properties fo:break-before="auto" style:column-width="2.743cm"/>
    </style:style>
    <style:style style:name="co37" style:family="table-column">
      <style:table-column-properties fo:break-before="auto" style:column-width="1.422cm"/>
    </style:style>
    <style:style style:name="co38" style:family="table-column">
      <style:table-column-properties fo:break-before="auto" style:column-width="2.013cm"/>
    </style:style>
    <style:style style:name="co39" style:family="table-column">
      <style:table-column-properties fo:break-before="auto" style:column-width="4.043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1.792cm"/>
    </style:style>
    <style:style style:name="co42" style:family="table-column">
      <style:table-column-properties fo:break-before="auto" style:column-width="1.746cm"/>
    </style:style>
    <style:style style:name="co43" style:family="table-column">
      <style:table-column-properties fo:break-before="auto" style:column-width="4.128cm"/>
    </style:style>
    <style:style style:name="co44" style:family="table-column">
      <style:table-column-properties fo:break-before="auto" style:column-width="1.395cm"/>
    </style:style>
    <style:style style:name="co45" style:family="table-column">
      <style:table-column-properties fo:break-before="auto" style:column-width="3.697cm"/>
    </style:style>
    <style:style style:name="co46" style:family="table-column">
      <style:table-column-properties fo:break-before="auto" style:column-width="1.464cm"/>
    </style:style>
    <style:style style:name="co47" style:family="table-column">
      <style:table-column-properties fo:break-before="auto" style:column-width="1.91cm"/>
    </style:style>
    <style:style style:name="co48" style:family="table-column">
      <style:table-column-properties fo:break-before="auto" style:column-width="1.887cm"/>
    </style:style>
    <style:style style:name="co49" style:family="table-column">
      <style:table-column-properties fo:break-before="auto" style:column-width="2.11cm"/>
    </style:style>
    <style:style style:name="co50" style:family="table-column">
      <style:table-column-properties fo:break-before="auto" style:column-width="3.969cm"/>
    </style:style>
    <style:style style:name="co51" style:family="table-column">
      <style:table-column-properties fo:break-before="auto" style:column-width="1.348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2.177cm"/>
    </style:style>
    <style:style style:name="co54" style:family="table-column">
      <style:table-column-properties fo:break-before="auto" style:column-width="6.738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41cm"/>
    </style:style>
    <style:style style:name="co57" style:family="table-column">
      <style:table-column-properties fo:break-before="auto" style:column-width="0.272cm"/>
    </style:style>
    <style:style style:name="co58" style:family="table-column">
      <style:table-column-properties fo:break-before="auto" style:column-width="2.45cm"/>
    </style:style>
    <style:style style:name="co59" style:family="table-column">
      <style:table-column-properties fo:break-before="auto" style:column-width="1.429cm"/>
    </style:style>
    <style:style style:name="co60" style:family="table-column">
      <style:table-column-properties fo:break-before="auto" style:column-width="10.007cm"/>
    </style:style>
    <style:style style:name="co61" style:family="table-column">
      <style:table-column-properties fo:break-before="auto" style:column-width="0.898cm"/>
    </style:style>
    <style:style style:name="co62" style:family="table-column">
      <style:table-column-properties fo:break-before="auto" style:column-width="2.445cm"/>
    </style:style>
    <style:style style:name="co63" style:family="table-column">
      <style:table-column-properties fo:break-before="auto" style:column-width="2.609cm"/>
    </style:style>
    <style:style style:name="co64" style:family="table-column">
      <style:table-column-properties fo:break-before="auto" style:column-width="2.3cm"/>
    </style:style>
    <style:style style:name="co65" style:family="table-column">
      <style:table-column-properties fo:break-before="auto" style:column-width="4.623cm"/>
    </style:style>
    <style:style style:name="co66" style:family="table-column">
      <style:table-column-properties fo:break-before="auto" style:column-width="1.376cm"/>
    </style:style>
    <style:style style:name="co67" style:family="table-column">
      <style:table-column-properties fo:break-before="auto" style:column-width="1.228cm"/>
    </style:style>
    <style:style style:name="co68" style:family="table-column">
      <style:table-column-properties fo:break-before="auto" style:column-width="6.719cm"/>
    </style:style>
    <style:style style:name="co69" style:family="table-column">
      <style:table-column-properties fo:break-before="auto" style:column-width="2.168cm"/>
    </style:style>
    <style:style style:name="co70" style:family="table-column">
      <style:table-column-properties fo:break-before="auto" style:column-width="2.648cm"/>
    </style:style>
    <style:style style:name="co71" style:family="table-column">
      <style:table-column-properties fo:break-before="auto" style:column-width="2.36cm"/>
    </style:style>
    <style:style style:name="co72" style:family="table-column">
      <style:table-column-properties fo:break-before="auto" style:column-width="2.341cm"/>
    </style:style>
    <style:style style:name="co73" style:family="table-column">
      <style:table-column-properties fo:break-before="auto" style:column-width="2.298cm"/>
    </style:style>
    <style:style style:name="co74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5" style:family="table-cell" style:parent-style-name="Default" style:data-style-name="N4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4"/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fo:border-bottom="2.35pt double #000000" style:border-line-width-bottom="0.026cm 0.004cm 0.053cm" style:text-align-source="fix" style:repeat-content="false" fo:border-left="none" fo:border-right="none" fo:border-top="2.35pt double #000000" style:border-line-width-top="0.026cm 0.004cm 0.053cm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 style:data-style-name="N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49" style:family="table-cell" style:parent-style-name="Default" style:data-style-name="N3"/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6" style:family="table-cell" style:parent-style-name="Default" style:data-style-name="N36"/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21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333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LS" table:style-name="ta1">
        <table:table-column table:style-name="co1" table:default-cell-style-name="ce630"/>
        <table:table-column table:style-name="co2" table:default-cell-style-name="ce638"/>
        <table:table-column table:style-name="co3" table:default-cell-style-name="ce638"/>
        <table:table-column table:style-name="co1" table:default-cell-style-name="ce638"/>
        <table:table-column table:style-name="co4" table:default-cell-style-name="ce638"/>
        <table:table-column table:style-name="co1" table:default-cell-style-name="ce638"/>
        <table:table-column table:style-name="co5" table:number-columns-repeated="58" table:default-cell-style-name="ce638"/>
        <table:table-row table:style-name="ro1">
          <table:table-cell/>
          <table:table-cell office:value-type="string" calcext:value-type="string">
            <text:p>Lise arkası Kira </text:p>
          </table:table-cell>
          <table:table-cell table:style-name="ce648" table:formula="of:=SUM([.C2:.C26])" office:value-type="float" office:value="315419.94" calcext:value-type="float">
            <text:p>315.419,94</text:p>
          </table:table-cell>
          <table:table-cell table:style-name="ce648" table:formula="of:=SUM([.D2:.D26])" office:value-type="float" office:value="315419.94" calcext:value-type="float">
            <text:p>315.419,94</text:p>
          </table:table-cell>
          <table:table-cell table:style-name="ce648" table:formula="of:=SUM([.E2:.E24])" office:value-type="float" office:value="38414.34" calcext:value-type="float">
            <text:p>38.414,34</text:p>
          </table:table-cell>
          <table:table-cell table:style-name="ce648" table:formula="of:=[.D1]-[.E1]" office:value-type="float" office:value="277005.6" calcext:value-type="float">
            <text:p>277.005,60</text:p>
          </table:table-cell>
          <table:table-cell table:number-columns-repeated="58"/>
        </table:table-row>
        <table:table-row table:style-name="ro1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3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1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3]+[.D4]-[.E4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1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4]+[.D5]-[.E5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5]+[.D6]-[.E6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<text:span text:style-name="T1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6]+[.D7]-[.E7]" office:value-type="float" office:value="-2918.59" calcext:value-type="float">
            <text:p>-2.918,59</text:p>
          </table:table-cell>
          <table:table-cell table:formula="of:=[.F7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1">
          <table:table-cell table:style-name="ce5" office:value-type="date" office:date-value="2012-09-01" calcext:value-type="date">
            <text:p>01.09.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.000,00</text:p>
          </table:table-cell>
          <table:table-cell table:style-name="ce15"/>
          <table:table-cell table:style-name="ce15" table:formula="of:=[.D8]" office:value-type="float" office:value="17000" calcext:value-type="float">
            <text:p>17.000,00</text:p>
          </table:table-cell>
          <table:table-cell table:style-name="ce15"/>
          <table:table-cell table:number-columns-repeated="57"/>
        </table:table-row>
        <table:table-row table:style-name="ro1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8]+[.D9]-[.E9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1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9]+[.D10]-[.E10]" office:value-type="float" office:value="13930.04" calcext:value-type="float">
            <text:p>13.930,04</text:p>
          </table:table-cell>
          <table:table-cell table:style-name="ce662" table:formula="of:=[.F10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1]" office:value-type="float" office:value="18700" calcext:value-type="float">
            <text:p>18.700,00</text:p>
          </table:table-cell>
          <table:table-cell table:style-name="ce648"/>
          <table:table-cell table:number-columns-repeated="57"/>
        </table:table-row>
        <table:table-row table:style-name="ro1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1]+[.D12]-[.E12]" office:value-type="float" office:value="15718.12" calcext:value-type="float">
            <text:p>15.718,12</text:p>
          </table:table-cell>
          <table:table-cell table:style-name="ce662" table:formula="of:=[.F12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3]" office:value-type="float" office:value="20500" calcext:value-type="float">
            <text:p>20.500,00</text:p>
          </table:table-cell>
          <table:table-cell table:style-name="ce648"/>
          <table:table-cell table:number-columns-repeated="57"/>
        </table:table-row>
        <table:table-row table:style-name="ro1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3]+[.D14]-[.E14]" office:value-type="float" office:value="18004.29" calcext:value-type="float">
            <text:p>18.004,29</text:p>
          </table:table-cell>
          <table:table-cell table:style-name="ce6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4]+[.D15]-[.E15]" office:value-type="float" office:value="12004.29" calcext:value-type="float">
            <text:p>12.004,29</text:p>
          </table:table-cell>
          <table:table-cell table:style-name="ce648"/>
          <table:table-cell table:number-columns-repeated="57"/>
        </table:table-row>
        <table:table-row table:style-name="ro1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5]+[.D16]-[.E16]" office:value-type="float" office:value="11004.29" calcext:value-type="float">
            <text:p>11.004,29</text:p>
          </table:table-cell>
          <table:table-cell table:style-name="ce648"/>
          <table:table-cell table:number-columns-repeated="57"/>
        </table:table-row>
        <table:table-row table:style-name="ro1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6]+[.D17]-[.E17]" office:value-type="float" office:value="6004.29" calcext:value-type="float">
            <text:p>6.004,29</text:p>
          </table:table-cell>
          <table:table-cell table:style-name="ce662" table:formula="of:=[.F17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18]" office:value-type="float" office:value="22550" calcext:value-type="float">
            <text:p>22.550,00</text:p>
          </table:table-cell>
          <table:table-cell table:style-name="ce648" table:formula="of:=[.F18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19]" office:value-type="float" office:value="25000" calcext:value-type="float">
            <text:p>25.000,00</text:p>
          </table:table-cell>
          <table:table-cell table:style-name="ce648" table:formula="of:=[.F19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0]" office:value-type="float" office:value="27500" calcext:value-type="float">
            <text:p>27.500,00</text:p>
          </table:table-cell>
          <table:table-cell table:style-name="ce648" table:formula="of:=[.F20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1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1]" office:value-type="float" office:value="32500" calcext:value-type="float">
            <text:p>32.500,00</text:p>
          </table:table-cell>
          <table:table-cell table:style-name="ce662" table:formula="of:=[.F21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2]" office:value-type="float" office:value="39000" calcext:value-type="float">
            <text:p>39.000,00</text:p>
          </table:table-cell>
          <table:table-cell table:style-name="ce6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2]+[.D23]-[.E23]" office:value-type="float" office:value="40869.94" calcext:value-type="float">
            <text:p>40.869,94</text:p>
          </table:table-cell>
          <table:table-cell table:style-name="ce648"/>
          <table:table-cell table:number-columns-repeated="57"/>
        </table:table-row>
        <table:table-row table:style-name="ro1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,2</text:p>
          </table:table-cell>
          <table:table-cell table:style-name="ce641" table:formula="of:=[.F23]+[.D24]-[.E24]" office:value-type="float" office:value="40721.74" calcext:value-type="float">
            <text:p>40.721,74</text:p>
          </table:table-cell>
          <table:table-cell table:style-name="ce662" table:formula="of:=[.F24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1">
          <table:table-cell table:style-name="ce633" office:value-type="date" office:date-value="2020-09-01" calcext:value-type="date">
            <text:p>01.09.2020</text:p>
          </table:table-cell>
          <table:table-cell table:style-name="ce641" office:value-type="string" calcext:value-type="string">
            <text:p>Murat <text:s/>Çalışkan</text:p>
          </table:table-cell>
          <table:table-cell table:number-columns-repeated="2" table:style-name="ce650" office:value-type="float" office:value="44000" calcext:value-type="float">
            <text:p>44000</text:p>
          </table:table-cell>
          <table:table-cell table:style-name="ce650"/>
          <table:table-cell table:formula="of:=[.D25]" office:value-type="float" office:value="44000" calcext:value-type="float">
            <text:p>44.000,00</text:p>
          </table:table-cell>
          <table:table-cell table:style-name="ce662" table:formula="of:=[.F25]" office:value-type="float" office:value="44000" calcext:value-type="float">
            <text:p>44.000,00</text:p>
          </table:table-cell>
          <table:table-cell table:number-columns-repeated="57"/>
        </table:table-row>
        <table:table-row table:style-name="ro1">
          <table:table-cell table:style-name="ce633" office:value-type="date" office:date-value="2021-09-01" calcext:value-type="date">
            <text:p>01.09.2021</text:p>
          </table:table-cell>
          <table:table-cell table:style-name="ce641" office:value-type="string" calcext:value-type="string">
            <text:p>Murat <text:s/>Çalışkan</text:p>
          </table:table-cell>
          <table:table-cell table:number-columns-repeated="2" table:style-name="ce650" office:value-type="float" office:value="52000" calcext:value-type="float">
            <text:p>52000</text:p>
          </table:table-cell>
          <table:table-cell table:style-name="ce650"/>
          <table:table-cell table:formula="of:=[.D26]" office:value-type="float" office:value="52000" calcext:value-type="float">
            <text:p>52.000,00</text:p>
          </table:table-cell>
          <table:table-cell table:style-name="ce662" table:formula="of:=[.F26]" office:value-type="float" office:value="52000" calcext:value-type="float">
            <text:p>52.000,00</text:p>
          </table:table-cell>
          <table:table-cell table:number-columns-repeated="57"/>
        </table:table-row>
        <table:table-row table:style-name="ro2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3:.G26])" office:value-type="float" office:value="277005.6" calcext:value-type="float">
            <text:p>277.005,60</text:p>
          </table:table-cell>
          <table:table-cell table:number-columns-repeated="57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3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7]" office:value-type="float" office:value="-2918.59" calcext:value-type="float">
            <text:p>-2.918,59</text:p>
          </table:table-cell>
          <table:table-cell table:style-name="ce622" table:formula="of:=[.C34]*[.$D$33]" office:value-type="float" office:value="-729.6475" calcext:value-type="float">
            <text:p>-729,65</text:p>
          </table:table-cell>
          <table:table-cell table:style-name="ce622" table:formula="of:=[.C34]*[.$E$33]" office:value-type="float" office:value="-729.6475" calcext:value-type="float">
            <text:p>-729,65</text:p>
          </table:table-cell>
          <table:table-cell table:style-name="ce622" table:formula="of:=[.C34]*[.$F$33]" office:value-type="float" office:value="-729.6475" calcext:value-type="float">
            <text:p>-729,65</text:p>
          </table:table-cell>
          <table:table-cell table:style-name="ce622" table:formula="of:=[.C34]*[.$G$33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0]" office:value-type="float" office:value="13930.04" calcext:value-type="float">
            <text:p>13.930,04</text:p>
          </table:table-cell>
          <table:table-cell table:style-name="ce622" table:formula="of:=[.C35]*[.$D$33]" office:value-type="float" office:value="3482.51" calcext:value-type="float">
            <text:p>3.482,51</text:p>
          </table:table-cell>
          <table:table-cell table:style-name="ce622" table:formula="of:=[.C35]*[.$E$33]" office:value-type="float" office:value="3482.51" calcext:value-type="float">
            <text:p>3.482,51</text:p>
          </table:table-cell>
          <table:table-cell table:style-name="ce622" table:formula="of:=[.C35]*[.$F$33]" office:value-type="float" office:value="3482.51" calcext:value-type="float">
            <text:p>3.482,51</text:p>
          </table:table-cell>
          <table:table-cell table:style-name="ce622" table:formula="of:=[.C35]*[.$G$33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2]" office:value-type="float" office:value="15718.12" calcext:value-type="float">
            <text:p>15.718,12</text:p>
          </table:table-cell>
          <table:table-cell table:style-name="ce622" table:formula="of:=[.C36]*[.$D$33]" office:value-type="float" office:value="3929.53" calcext:value-type="float">
            <text:p>3.929,53</text:p>
          </table:table-cell>
          <table:table-cell table:style-name="ce622" table:formula="of:=[.C36]*[.$E$33]" office:value-type="float" office:value="3929.53" calcext:value-type="float">
            <text:p>3.929,53</text:p>
          </table:table-cell>
          <table:table-cell table:style-name="ce622" table:formula="of:=[.C36]*[.$F$33]" office:value-type="float" office:value="3929.53" calcext:value-type="float">
            <text:p>3.929,53</text:p>
          </table:table-cell>
          <table:table-cell table:style-name="ce622" table:formula="of:=[.C36]*[.$G$33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1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7]" office:value-type="float" office:value="6004.29" calcext:value-type="float">
            <text:p>6.004,29</text:p>
          </table:table-cell>
          <table:table-cell table:style-name="ce622" table:formula="of:=[.C37]*[.$D$33]" office:value-type="float" office:value="1501.0725" calcext:value-type="float">
            <text:p>1.501,07</text:p>
          </table:table-cell>
          <table:table-cell table:style-name="ce622" table:formula="of:=[.C37]*[.$E$33]" office:value-type="float" office:value="1501.0725" calcext:value-type="float">
            <text:p>1.501,07</text:p>
          </table:table-cell>
          <table:table-cell table:style-name="ce622" table:formula="of:=[.C37]*[.$F$33]" office:value-type="float" office:value="1501.0725" calcext:value-type="float">
            <text:p>1.501,07</text:p>
          </table:table-cell>
          <table:table-cell table:style-name="ce622" table:formula="of:=[.C37]*[.$G$33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8]" office:value-type="float" office:value="22550" calcext:value-type="float">
            <text:p>22.550,00</text:p>
          </table:table-cell>
          <table:table-cell table:style-name="ce622" table:formula="of:=[.C38]*[.$D$33]" office:value-type="float" office:value="5637.5" calcext:value-type="float">
            <text:p>5.637,50</text:p>
          </table:table-cell>
          <table:table-cell table:style-name="ce622" table:formula="of:=[.C38]*[.$E$33]" office:value-type="float" office:value="5637.5" calcext:value-type="float">
            <text:p>5.637,50</text:p>
          </table:table-cell>
          <table:table-cell table:style-name="ce622" table:formula="of:=[.C38]*[.$F$33]" office:value-type="float" office:value="5637.5" calcext:value-type="float">
            <text:p>5.637,50</text:p>
          </table:table-cell>
          <table:table-cell table:style-name="ce622" table:formula="of:=[.C38]*[.$G$33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19]" office:value-type="float" office:value="25000" calcext:value-type="float">
            <text:p>25.000,00</text:p>
          </table:table-cell>
          <table:table-cell table:style-name="ce622" table:formula="of:=[.C39]*[.$D$33]" office:value-type="float" office:value="6250" calcext:value-type="float">
            <text:p>6.250,00</text:p>
          </table:table-cell>
          <table:table-cell table:style-name="ce622" table:formula="of:=[.C39]*[.$E$33]" office:value-type="float" office:value="6250" calcext:value-type="float">
            <text:p>6.250,00</text:p>
          </table:table-cell>
          <table:table-cell table:style-name="ce622" table:formula="of:=[.C39]*[.$F$33]" office:value-type="float" office:value="6250" calcext:value-type="float">
            <text:p>6.250,00</text:p>
          </table:table-cell>
          <table:table-cell table:style-name="ce622" table:formula="of:=[.C39]*[.$G$33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0]" office:value-type="float" office:value="27500" calcext:value-type="float">
            <text:p>27.500,00</text:p>
          </table:table-cell>
          <table:table-cell table:style-name="ce622" table:formula="of:=[.C40]*[.$D$33]" office:value-type="float" office:value="6875" calcext:value-type="float">
            <text:p>6.875,00</text:p>
          </table:table-cell>
          <table:table-cell table:style-name="ce622" table:formula="of:=[.C40]*[.$E$33]" office:value-type="float" office:value="6875" calcext:value-type="float">
            <text:p>6.875,00</text:p>
          </table:table-cell>
          <table:table-cell table:style-name="ce622" table:formula="of:=[.C40]*[.$F$33]" office:value-type="float" office:value="6875" calcext:value-type="float">
            <text:p>6.875,00</text:p>
          </table:table-cell>
          <table:table-cell table:style-name="ce622" table:formula="of:=[.C40]*[.$G$33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1]" office:value-type="float" office:value="32500" calcext:value-type="float">
            <text:p>32.500,00</text:p>
          </table:table-cell>
          <table:table-cell table:style-name="ce622" table:formula="of:=[.C41]*[.$D$33]" office:value-type="float" office:value="8125" calcext:value-type="float">
            <text:p>8.125,00</text:p>
          </table:table-cell>
          <table:table-cell table:style-name="ce622" table:formula="of:=[.C41]*[.$E$33]" office:value-type="float" office:value="8125" calcext:value-type="float">
            <text:p>8.125,00</text:p>
          </table:table-cell>
          <table:table-cell table:style-name="ce622" table:formula="of:=[.C41]*[.$F$33]" office:value-type="float" office:value="8125" calcext:value-type="float">
            <text:p>8.125,00</text:p>
          </table:table-cell>
          <table:table-cell table:style-name="ce622" table:formula="of:=[.C41]*[.$G$33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4]" office:value-type="float" office:value="40721.74" calcext:value-type="float">
            <text:p>40.721,74</text:p>
          </table:table-cell>
          <table:table-cell table:style-name="ce622" table:formula="of:=[.C42]*[.$D$33]" office:value-type="float" office:value="10180.435" calcext:value-type="float">
            <text:p>10.180,44</text:p>
          </table:table-cell>
          <table:table-cell table:style-name="ce622" table:formula="of:=[.C42]*[.$E$33]" office:value-type="float" office:value="10180.435" calcext:value-type="float">
            <text:p>10.180,44</text:p>
          </table:table-cell>
          <table:table-cell table:style-name="ce622" table:formula="of:=[.C42]*[.$F$33]" office:value-type="float" office:value="10180.435" calcext:value-type="float">
            <text:p>10.180,44</text:p>
          </table:table-cell>
          <table:table-cell table:style-name="ce622" table:formula="of:=[.C42]*[.$G$33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.000,00</text:p>
          </table:table-cell>
          <table:table-cell table:style-name="ce622" table:formula="of:=[.C43]*[.$D$33]" office:value-type="float" office:value="11000" calcext:value-type="float">
            <text:p>11.000,00</text:p>
          </table:table-cell>
          <table:table-cell table:style-name="ce622" table:formula="of:=[.C43]*[.$E$33]" office:value-type="float" office:value="11000" calcext:value-type="float">
            <text:p>11.000,00</text:p>
          </table:table-cell>
          <table:table-cell table:style-name="ce622" table:formula="of:=[.C43]*[.$F$33]" office:value-type="float" office:value="11000" calcext:value-type="float">
            <text:p>11.000,00</text:p>
          </table:table-cell>
          <table:table-cell table:style-name="ce622" table:formula="of:=[.C43]*[.$G$33]" office:value-type="float" office:value="11000" calcext:value-type="float">
            <text:p>11.000,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.000,00</text:p>
          </table:table-cell>
          <table:table-cell table:style-name="ce622" table:formula="of:=[.C44]*[.$D$33]" office:value-type="float" office:value="13000" calcext:value-type="float">
            <text:p>13.000,00</text:p>
          </table:table-cell>
          <table:table-cell table:style-name="ce622" table:formula="of:=[.C44]*[.$E$33]" office:value-type="float" office:value="13000" calcext:value-type="float">
            <text:p>13.000,00</text:p>
          </table:table-cell>
          <table:table-cell table:style-name="ce622" table:formula="of:=[.C44]*[.$F$33]" office:value-type="float" office:value="13000" calcext:value-type="float">
            <text:p>13.000,00</text:p>
          </table:table-cell>
          <table:table-cell table:style-name="ce622" table:formula="of:=[.C44]*[.$G$33]" office:value-type="float" office:value="13000" calcext:value-type="float">
            <text:p>13.000,00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4:.C44])" office:value-type="float" office:value="277005.6" calcext:value-type="float">
            <text:p>277.005,60</text:p>
          </table:table-cell>
          <table:table-cell table:style-name="ce613" table:formula="of:=SUM([.D34:.D44])" office:value-type="float" office:value="69251.4" calcext:value-type="float">
            <text:p>69.251,40</text:p>
          </table:table-cell>
          <table:table-cell table:style-name="ce613" table:formula="of:=SUM([.E34:.E44])" office:value-type="float" office:value="69251.4" calcext:value-type="float">
            <text:p>69.251,40</text:p>
          </table:table-cell>
          <table:table-cell table:style-name="ce613" table:formula="of:=SUM([.F34:.F44])" office:value-type="float" office:value="69251.4" calcext:value-type="float">
            <text:p>69.251,40</text:p>
          </table:table-cell>
          <table:table-cell table:style-name="ce613" table:formula="of:=SUM([.G34:.G44])" office:value-type="float" office:value="69251.4" calcext:value-type="float">
            <text:p>69.251,40</text:p>
          </table:table-cell>
          <table:table-cell table:number-columns-repeated="57"/>
        </table:table-row>
        <table:table-row table:style-name="ro2">
          <table:table-cell table:style-name="ce635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 table:style-name="Default"/>
          <table:table-cell table:style-name="ce635"/>
          <table:table-cell table:style-name="ce651"/>
          <table:table-cell table:style-name="ce654" office:value-type="string" calcext:value-type="string">
            <text:p>GELİR</text:p>
          </table:table-cell>
          <table:table-cell table:style-name="ce654" office:value-type="string" calcext:value-type="string">
            <text:p>GİDER</text:p>
          </table:table-cell>
          <table:table-cell table:style-name="ce654" office:value-type="string" calcext:value-type="string">
            <text:p>BAKİYE</text:p>
          </table:table-cell>
          <table:table-cell table:style-name="ce663"/>
          <table:table-cell table:number-columns-repeated="57"/>
        </table:table-row>
        <table:table-row table:style-name="ro1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5]" office:value-type="string" office:string-value="Toplam" calcext:value-type="string">
            <text:p>Toplam</text:p>
          </table:table-cell>
          <table:table-cell table:style-name="ce618"/>
          <table:table-cell table:style-name="ce618" table:formula="of:=[.D45]" office:value-type="float" office:value="69251.4" calcext:value-type="float">
            <text:p>69251,4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618" office:value-type="float" office:value="4375" calcext:value-type="float">
            <text:p>4375</text:p>
          </table:table-cell>
          <table:table-cell table:style-name="ce618"/>
          <table:table-cell table:style-name="ce618" table:formula="of:=[.F48]+[.D49]-[.E49]" office:value-type="float" office:value="73626.4" calcext:value-type="float">
            <text:p>73626,4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 table:number-columns-repeated="2"/>
          <table:table-cell table:style-name="ce20" office:value-type="float" office:value="949.9" calcext:value-type="float">
            <text:p>949,9</text:p>
          </table:table-cell>
          <table:table-cell table:style-name="ce618" table:formula="of:=[.F49]+[.D50]-[.E50]" office:value-type="float" office:value="72676.5" calcext:value-type="float">
            <text:p>72676,5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 table:number-columns-repeated="2"/>
          <table:table-cell table:style-name="ce618" office:value-type="float" office:value="5720" calcext:value-type="float">
            <text:p>5720</text:p>
          </table:table-cell>
          <table:table-cell table:style-name="ce618" table:formula="of:=[.F50]+[.D51]-[.E51]" office:value-type="float" office:value="66956.5" calcext:value-type="float">
            <text:p>66956,5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 table:number-columns-repeated="2"/>
          <table:table-cell table:style-name="ce618" office:value-type="float" office:value="15000" calcext:value-type="float">
            <text:p>15000</text:p>
          </table:table-cell>
          <table:table-cell table:style-name="ce618" table:formula="of:=[.F51]+[.D52]-[.E52]" office:value-type="float" office:value="51956.5" calcext:value-type="float">
            <text:p>51956,5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 table:number-columns-repeated="2"/>
          <table:table-cell table:style-name="ce618" office:value-type="float" office:value="194.7" calcext:value-type="float">
            <text:p>194,7</text:p>
          </table:table-cell>
          <table:table-cell table:style-name="ce618" table:formula="of:=[.F52]+[.D53]-[.E53]" office:value-type="float" office:value="51761.8" calcext:value-type="float">
            <text:p>51761,8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table:style-name="ce637" office:value-type="float" office:value="18000" calcext:value-type="float">
            <text:p>18000</text:p>
          </table:table-cell>
          <table:table-cell table:formula="of:=[.F53]+[.D54]-[.E54]" office:value-type="float" office:value="33761.8" calcext:value-type="float">
            <text:p>33.761,80</text:p>
          </table:table-cell>
          <table:table-cell table:number-columns-repeated="58"/>
        </table:table-row>
        <table:table-row table:style-name="ro1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 table:number-columns-repeated="2"/>
          <table:table-cell table:style-name="ce637" office:value-type="float" office:value="71.8" calcext:value-type="float">
            <text:p>71,8</text:p>
          </table:table-cell>
          <table:table-cell table:formula="of:=[.F54]+[.D55]-[.E55]" office:value-type="float" office:value="33690" calcext:value-type="float">
            <text:p>33.690,00</text:p>
          </table:table-cell>
          <table:table-cell table:number-columns-repeated="58"/>
        </table:table-row>
        <table:table-row table:style-name="ro1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table:style-name="ce637" office:value-type="float" office:value="20000" calcext:value-type="float">
            <text:p>20000</text:p>
          </table:table-cell>
          <table:table-cell table:formula="of:=[.F55]+[.D56]-[.E56]" office:value-type="float" office:value="13690" calcext:value-type="float">
            <text:p>13.690,00</text:p>
          </table:table-cell>
          <table:table-cell table:number-columns-repeated="58"/>
        </table:table-row>
        <table:table-row table:style-name="ro3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table:style-name="ce637"/>
          <table:table-cell/>
          <table:table-cell table:style-name="ce34"/>
          <table:table-cell table:number-columns-repeated="57"/>
        </table:table-row>
        <table:table-row table:style-name="ro1">
          <table:table-cell table:style-name="ce637" table:number-columns-repeated="5"/>
          <table:table-cell table:number-columns-repeated="59"/>
        </table:table-row>
        <table:table-row table:style-name="ro1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1">
          <table:table-cell table:style-name="ce637" table:number-columns-repeated="5"/>
          <table:table-cell table:number-columns-repeated="59"/>
        </table:table-row>
        <table:table-row table:style-name="ro1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1">
          <table:table-cell table:style-name="ce637" table:number-columns-repeated="5"/>
          <table:table-cell table:number-columns-repeated="59"/>
        </table:table-row>
        <table:table-row table:style-name="ro1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1" table:number-rows-repeated="2">
          <table:table-cell table:style-name="ce637" table:number-columns-repeated="5"/>
          <table:table-cell table:number-columns-repeated="59"/>
        </table:table-row>
        <table:table-row table:style-name="ro1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1" table:number-rows-repeated="2">
          <table:table-cell table:style-name="ce637" table:number-columns-repeated="5"/>
          <table:table-cell table:number-columns-repeated="59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02 TPL_k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36"/>
        <table:table-column table:style-name="co9" table:default-cell-style-name="ce249"/>
        <table:table-column table:style-name="co10" table:default-cell-style-name="ce249"/>
        <table:table-column table:style-name="co11" table:default-cell-style-name="ce254"/>
        <table:table-column table:style-name="co12" table:default-cell-style-name="ce256"/>
        <table:table-row table:style-name="ro3">
          <table:table-cell table:style-name="ce219" office:value-type="string" calcext:value-type="string">
            <text:p>2011-2021 Kira Bedelleri ve Ödemeleri-TL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3">
          <table:table-cell table:style-name="ce219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243"/>
          <table:table-cell table:style-name="ce250"/>
          <table:table-cell table:style-name="ce243"/>
          <table:table-cell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2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4]" office:value-type="float" office:value="7500" calcext:value-type="float">
            <text:p>7.500</text:p>
          </table:table-cell>
        </table:table-row>
        <table:table-row table:style-name="ro2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4]+[.E5]" office:value-type="float" office:value="12000" calcext:value-type="float">
            <text:p>12000</text:p>
          </table:table-cell>
        </table:table-row>
        <table:table-row table:style-name="ro2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5]+[.E6]" office:value-type="float" office:value="19200" calcext:value-type="float">
            <text:p>19200</text:p>
          </table:table-cell>
        </table:table-row>
        <table:table-row table:style-name="ro2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6]+[.E7]" office:value-type="float" office:value="28700" calcext:value-type="float">
            <text:p>28700</text:p>
          </table:table-cell>
        </table:table-row>
        <table:table-row table:style-name="ro2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2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7]+[.E8]" office:value-type="float" office:value="29700" calcext:value-type="float">
            <text:p>29700</text:p>
          </table:table-cell>
        </table:table-row>
        <table:table-row table:style-name="ro2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4:.E9])" office:value-type="float" office:value="38500" calcext:value-type="float">
            <text:p>38.500</text:p>
          </table:table-cell>
          <table:table-cell table:number-columns-repeated="2" table:style-name="ce247" office:value-type="float" office:value="8800" calcext:value-type="float">
            <text:p>8.800</text:p>
          </table:table-cell>
          <table:table-cell table:style-name="ce255"/>
          <table:table-cell table:style-name="ce259" table:formula="of:=[.G8]+[.E9]" office:value-type="float" office:value="38500" calcext:value-type="float">
            <text:p>38500</text:p>
          </table:table-cell>
        </table:table-row>
        <table:table-row table:style-name="ro2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60" table:formula="of:=[.G9]+[.E10]" office:value-type="float" office:value="46500" calcext:value-type="float">
            <text:p>46500</text:p>
          </table:table-cell>
        </table:table-row>
        <table:table-row table:style-name="ro2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2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2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2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2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0:.E15])" office:value-type="float" office:value="54950" calcext:value-type="float">
            <text:p>54.950</text:p>
          </table:table-cell>
          <table:table-cell table:number-columns-repeated="2" table:style-name="ce247" office:value-type="float" office:value="23600" calcext:value-type="float">
            <text:p>23.600</text:p>
          </table:table-cell>
          <table:table-cell table:style-name="ce255"/>
          <table:table-cell table:style-name="ce261" table:formula="of:=[.G14]+[.E15]" office:value-type="float" office:value="93450" calcext:value-type="float">
            <text:p>93450</text:p>
          </table:table-cell>
        </table:table-row>
        <table:table-row table:style-name="ro2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62" table:formula="of:=[.G15]+[.E16]" office:value-type="float" office:value="101950" calcext:value-type="float">
            <text:p>101950</text:p>
          </table:table-cell>
        </table:table-row>
        <table:table-row table:style-name="ro2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6]+[.E17]" office:value-type="float" office:value="107450" calcext:value-type="float">
            <text:p>107450</text:p>
          </table:table-cell>
        </table:table-row>
        <table:table-row table:style-name="ro2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7]+[.E18]" office:value-type="float" office:value="115950" calcext:value-type="float">
            <text:p>115950</text:p>
          </table:table-cell>
        </table:table-row>
        <table:table-row table:style-name="ro2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8]+[.E19]" office:value-type="float" office:value="124950" calcext:value-type="float">
            <text:p>124950</text:p>
          </table:table-cell>
        </table:table-row>
        <table:table-row table:style-name="ro2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6:.E20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9" table:formula="of:=[.G19]+[.E20]" office:value-type="float" office:value="143650" calcext:value-type="float">
            <text:p>143650</text:p>
          </table:table-cell>
        </table:table-row>
        <table:table-row table:style-name="ro2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62" table:formula="of:=[.G20]+[.E21]" office:value-type="float" office:value="153650" calcext:value-type="float">
            <text:p>153650</text:p>
          </table:table-cell>
        </table:table-row>
        <table:table-row table:style-name="ro2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1]+[.E22]" office:value-type="float" office:value="159650" calcext:value-type="float">
            <text:p>159650</text:p>
          </table:table-cell>
        </table:table-row>
        <table:table-row table:style-name="ro2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2]+[.E23]" office:value-type="float" office:value="169000" calcext:value-type="float">
            <text:p>169000</text:p>
          </table:table-cell>
        </table:table-row>
        <table:table-row table:style-name="ro2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3]+[.E24]" office:value-type="float" office:value="181500" calcext:value-type="float">
            <text:p>181500</text:p>
          </table:table-cell>
        </table:table-row>
        <table:table-row table:style-name="ro2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1:.E25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9" table:formula="of:=[.G24]+[.E25]" office:value-type="float" office:value="202000" calcext:value-type="float">
            <text:p>202000</text:p>
          </table:table-cell>
        </table:table-row>
        <table:table-row table:style-name="ro2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3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62" table:formula="of:=[.G25]+[.E26]" office:value-type="float" office:value="206000" calcext:value-type="float">
            <text:p>206000</text:p>
          </table:table-cell>
        </table:table-row>
        <table:table-row table:style-name="ro2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6]+[.E27]" office:value-type="float" office:value="219750" calcext:value-type="float">
            <text:p>219750</text:p>
          </table:table-cell>
        </table:table-row>
        <table:table-row table:style-name="ro2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3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7]+[.E28]" office:value-type="float" office:value="223950" calcext:value-type="float">
            <text:p>223950</text:p>
          </table:table-cell>
        </table:table-row>
        <table:table-row table:style-name="ro2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6:.E29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9" table:formula="of:=[.G28]+[.E29]" office:value-type="float" office:value="246500" calcext:value-type="float">
            <text:p>246500</text:p>
          </table:table-cell>
        </table:table-row>
        <table:table-row table:style-name="ro2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3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62" table:formula="of:=[.G29]+[.E30]" office:value-type="float" office:value="259500" calcext:value-type="float">
            <text:p>259500</text:p>
          </table:table-cell>
        </table:table-row>
        <table:table-row table:style-name="ro2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3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30]+[.E31]" office:value-type="float" office:value="265100" calcext:value-type="float">
            <text:p>265100</text:p>
          </table:table-cell>
        </table:table-row>
        <table:table-row table:style-name="ro2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3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1]+[.E32]" office:value-type="float" office:value="280225" calcext:value-type="float">
            <text:p>280225</text:p>
          </table:table-cell>
        </table:table-row>
        <table:table-row table:style-name="ro2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3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258" table:formula="of:=[.G32]+[.E33]" office:value-type="float" office:value="283175" calcext:value-type="float">
            <text:p>283175</text:p>
          </table:table-cell>
        </table:table-row>
        <table:table-row table:style-name="ro2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0:.E34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9" table:formula="of:=[.G33]+[.E34]" office:value-type="float" office:value="308175" calcext:value-type="float">
            <text:p>308175</text:p>
          </table:table-cell>
        </table:table-row>
        <table:table-row table:style-name="ro2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3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62" table:formula="of:=[.G34]+[.E35]" office:value-type="float" office:value="323575" calcext:value-type="float">
            <text:p>323575</text:p>
          </table:table-cell>
        </table:table-row>
        <table:table-row table:style-name="ro2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3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5]+[.E36]" office:value-type="float" office:value="327975" calcext:value-type="float">
            <text:p>327975</text:p>
          </table:table-cell>
        </table:table-row>
        <table:table-row table:style-name="ro2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3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6]+[.E37]" office:value-type="float" office:value="345025" calcext:value-type="float">
            <text:p>345025</text:p>
          </table:table-cell>
        </table:table-row>
        <table:table-row table:style-name="ro2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3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7]+[.E38]" office:value-type="float" office:value="348025" calcext:value-type="float">
            <text:p>348025</text:p>
          </table:table-cell>
        </table:table-row>
        <table:table-row table:style-name="ro2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3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9]-[.E39]" office:value-type="float" office:value="2400" calcext:value-type="float">
            <text:p>2.400</text:p>
          </table:table-cell>
          <table:table-cell table:style-name="ce258" table:formula="of:=[.G38]+[.E39]" office:value-type="float" office:value="348025" calcext:value-type="float">
            <text:p>348025</text:p>
          </table:table-cell>
        </table:table-row>
        <table:table-row table:style-name="ro2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3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258" table:formula="of:=[.G39]+[.E40]" office:value-type="float" office:value="351325" calcext:value-type="float">
            <text:p>351325</text:p>
          </table:table-cell>
        </table:table-row>
        <table:table-row table:style-name="ro2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5:.E41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9" table:formula="of:=[.G40]+[.E41]" office:value-type="float" office:value="378825" calcext:value-type="float">
            <text:p>378825</text:p>
          </table:table-cell>
        </table:table-row>
        <table:table-row table:style-name="ro2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3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62" table:formula="of:=[.G41]+[.E42]" office:value-type="float" office:value="380325" calcext:value-type="float">
            <text:p>380325</text:p>
          </table:table-cell>
        </table:table-row>
        <table:table-row table:style-name="ro2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3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2]+[.E43]" office:value-type="float" office:value="387525" calcext:value-type="float">
            <text:p>387525</text:p>
          </table:table-cell>
        </table:table-row>
        <table:table-row table:style-name="ro2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3]+[.E44]" office:value-type="float" office:value="407211" calcext:value-type="float">
            <text:p>407211</text:p>
          </table:table-cell>
        </table:table-row>
        <table:table-row table:style-name="ro2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3">Ali Paşa Aygaz </text:span>Asena Dursu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4]+[.E45]" office:value-type="float" office:value="414411" calcext:value-type="float">
            <text:p>414411</text:p>
          </table:table-cell>
        </table:table-row>
        <table:table-row table:style-name="ro2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2:.E46])" office:value-type="float" office:value="68086" calcext:value-type="float">
            <text:p>68.0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9" table:formula="of:=[.G45]+[.E46]" office:value-type="float" office:value="446911" calcext:value-type="float">
            <text:p>446911</text:p>
          </table:table-cell>
        </table:table-row>
        <table:table-row table:style-name="ro2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3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62" table:formula="of:=[.G46]+[.E47]" office:value-type="float" office:value="455431" calcext:value-type="float">
            <text:p>455431</text:p>
          </table:table-cell>
        </table:table-row>
        <table:table-row table:style-name="ro2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3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7]+[.E48]" office:value-type="float" office:value="481811" calcext:value-type="float">
            <text:p>481811</text:p>
          </table:table-cell>
        </table:table-row>
        <table:table-row table:style-name="ro2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7:.E49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9" table:formula="of:=[.G48]+[.E49]" office:value-type="float" office:value="520811" calcext:value-type="float">
            <text:p>52081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</text:p>
          </table:table-cell>
          <table:table-cell/>
          <table:table-cell table:number-columns-repeated="2" office:value-type="float" office:value="28500" calcext:value-type="float">
            <text:p>28.500</text:p>
          </table:table-cell>
          <table:table-cell/>
          <table:table-cell table:style-name="ce259" table:formula="of:=[.G49]+[.E50]" office:value-type="float" office:value="549311" calcext:value-type="float">
            <text:p>54931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Lise <text:s text:c="13"/></text:p>
          </table:table-cell>
          <table:table-cell/>
          <table:table-cell table:number-columns-repeated="2" office:value-type="float" office:value="44000" calcext:value-type="float">
            <text:p>44.000</text:p>
          </table:table-cell>
          <table:table-cell/>
          <table:table-cell table:style-name="ce259" table:formula="of:=[.G50]+[.E51]" office:value-type="float" office:value="593311" calcext:value-type="float">
            <text:p>59331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</text:p>
          </table:table-cell>
          <table:table-cell/>
          <table:table-cell table:number-columns-repeated="2" office:value-type="float" office:value="34092" calcext:value-type="float">
            <text:p>34.092</text:p>
          </table:table-cell>
          <table:table-cell/>
          <table:table-cell table:style-name="ce258" table:formula="of:=[.G51]+[.E52]" office:value-type="float" office:value="627403" calcext:value-type="float">
            <text:p>627403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Lise <text:s text:c="13"/></text:p>
          </table:table-cell>
          <table:table-cell/>
          <table:table-cell table:number-columns-repeated="2" office:value-type="float" office:value="52000" calcext:value-type="float">
            <text:p>52.000</text:p>
          </table:table-cell>
          <table:table-cell/>
          <table:table-cell table:style-name="ce78" table:formula="of:=[.G52]+[.E53]" office:value-type="float" office:value="679403" calcext:value-type="float">
            <text:p>679403</text:p>
          </table:table-cell>
        </table:table-row>
        <table:table-row table:style-name="ro2">
          <table:table-cell table:number-columns-repeated="3"/>
          <table:table-cell table:style-name="ce248" table:formula="of:=SUM([.D4:.D53])" office:value-type="float" office:value="684753" calcext:value-type="float">
            <text:p>684753</text:p>
          </table:table-cell>
          <table:table-cell table:style-name="ce248" table:formula="of:=SUM([.E4:.E53])" office:value-type="float" office:value="679403" calcext:value-type="float">
            <text:p>679403</text:p>
          </table:table-cell>
          <table:table-cell table:style-name="ce248" table:formula="of:=SUM([.F4:.F53])" office:value-type="float" office:value="5350" calcext:value-type="float">
            <text:p>5350</text:p>
          </table:table-cell>
          <table:table-cell table:style-name="ce248"/>
        </table:table-row>
        <table:table-row table:style-name="ro2" table:number-rows-repeated="10485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PL" table:style-name="ta1"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number-columns-repeated="3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2" table:default-cell-style-name="ce273"/>
        <table:table-column table:style-name="co23" table:default-cell-style-name="ce273"/>
        <table:table-column table:style-name="co24" table:default-cell-style-name="ce273"/>
        <table:table-column table:style-name="co25" table:default-cell-style-name="ce273"/>
        <table:table-column table:style-name="co24" table:default-cell-style-name="ce273"/>
        <table:table-column table:style-name="co26" table:default-cell-style-name="ce273"/>
        <table:table-column table:style-name="co5" table:number-columns-repeated="47" table:default-cell-style-name="ce273"/>
        <table:table-row table:style-name="ro2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2">
          <table:table-cell table:style-name="ce263" office:value-type="date" office:date-value="2021-10-12" calcext:value-type="date">
            <text:p>Sal 12.Eki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2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2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5" office:value-type="string" calcext:value-type="string">
            <text:p>2011-2018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9" table:formula="of:=['001 LS'.F1]" office:value-type="float" office:value="277005.6" calcext:value-type="float">
            <text:p>277.005,60</text:p>
          </table:table-cell>
          <table:table-cell table:style-name="ce233" table:formula="of:=[.A10]*[.B9]" office:value-type="float" office:value="69251.4" calcext:value-type="float">
            <text:p>69.251,40</text:p>
          </table:table-cell>
          <table:table-cell table:style-name="ce233" table:formula="of:=[.C9]*[.A10]" office:value-type="float" office:value="69251.4" calcext:value-type="float">
            <text:p>69.251,40</text:p>
          </table:table-cell>
          <table:table-cell table:style-name="ce233" table:formula="of:=[.D9]*[.A10]" office:value-type="float" office:value="69251.4" calcext:value-type="float">
            <text:p>69.251,40</text:p>
          </table:table-cell>
          <table:table-cell table:style-name="ce233" table:formula="of:=[.E9]*[.A10]" office:value-type="float" office:value="69251.4" calcext:value-type="float">
            <text:p>69.251,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8" table:formula="of:=[APaygz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8" table:formula="of:=[APMlngz.G1]" office:value-type="float" office:value="29720" calcext:value-type="float">
            <text:p>29.72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108.24" calcext:value-type="float">
            <text:p>16.108,24</text:p>
          </table:table-cell>
          <table:table-cell table:style-name="ce570" table:formula="of:=[.E13]*[.A14]" office:value-type="float" office:value="3715" calcext:value-type="float">
            <text:p>3.715,00</text:p>
          </table:table-cell>
          <table:table-cell table:style-name="ce583" table:formula="of:=[.F13]*[.A14]" office:value-type="float" office:value="9896.76" calcext:value-type="float">
            <text:p>9.896,76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7" table:formula="of:=[APYkm.G1]*2/3" office:value-type="float" office:value="132261.333333333" calcext:value-type="float">
            <text:p>132.261,33</text:p>
          </table:table-cell>
          <table:table-cell table:style-name="ce279"/>
          <table:table-cell/>
          <table:table-cell table:style-name="ce233" table:formula="of:=[.D15]*[.A16]" office:value-type="float" office:value="71685.6426666667" calcext:value-type="float">
            <text:p>71.685,64</text:p>
          </table:table-cell>
          <table:table-cell table:style-name="ce233" table:formula="of:=[.E15]*[.A16]" office:value-type="float" office:value="16532.6666666667" calcext:value-type="float">
            <text:p>16.532,67</text:p>
          </table:table-cell>
          <table:table-cell table:style-name="ce579" table:formula="of:=[.F15]*[.A16]" office:value-type="float" office:value="44043.024" calcext:value-type="float">
            <text:p>44.043,02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7" table:formula="of:=[APYkm.G1]*1/3" office:value-type="float" office:value="66130.6666666667" calcext:value-type="float">
            <text:p>66.130,67</text:p>
          </table:table-cell>
          <table:table-cell table:style-name="ce279"/>
          <table:table-cell/>
          <table:table-cell table:style-name="ce233" table:formula="of:=[.D17]*[.A18]" office:value-type="float" office:value="21492.4666666667" calcext:value-type="float">
            <text:p>21.492,47</text:p>
          </table:table-cell>
          <table:table-cell table:style-name="ce233" table:formula="of:=[.E17]*[.A18]" office:value-type="float" office:value="4959.8" calcext:value-type="float">
            <text:p>4.959,80</text:p>
          </table:table-cell>
          <table:table-cell table:style-name="ce579" table:formula="of:=[.F17]*[.A18]" office:value-type="float" office:value="39678.4" calcext:value-type="float">
            <text:p>39.678,40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119530.149333333" calcext:value-type="float">
            <text:p>119.530,15</text:p>
          </table:table-cell>
          <table:table-cell table:style-name="ce233" table:formula="of:=[.E12]+[.E14]+[.E16]+[.E18]" office:value-type="float" office:value="27569.9666666667" calcext:value-type="float">
            <text:p>27.569,97</text:p>
          </table:table-cell>
          <table:table-cell table:style-name="ce233" table:formula="of:=[.F12]+[.F14]+[.F16]+[.F18]" office:value-type="float" office:value="99911.884" calcext:value-type="float">
            <text:p>99.911,88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9" table:formula="of:=[.A18]+[.A16]+[.A14]+[.A12]" office:value-type="float" office:value="247012" calcext:value-type="float">
            <text:p>247.012,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9" table:formula="of:=['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.500,00</text:p>
          </table:table-cell>
          <table:table-cell table:style-name="ce233" table:formula="of:=[.D21]*[.A22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86" table:formula="of:=['file:///home/mr/aa/hes2020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.425,00</text:p>
          </table:table-cell>
          <table:table-cell table:formula="of:=[.D23]*[.A24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9" table:formula="of:=['file:///home/mr/aa/hes2020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.000,00</text:p>
          </table:table-cell>
          <table:table-cell table:style-name="ce233" table:formula="of:=[.D25]*[.A26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69" table:formula="of:=[.A24]+[.A22]+[.A10]+[.A26]+[.A20]" office:value-type="float" office:value="641867.6" calcext:value-type="float">
            <text:p>641.867,60</text:p>
          </table:table-cell>
          <table:table-cell table:style-name="ce280" table:formula="of:=[.B29]/[.$A$29]" office:value-type="percentage" office:value="0.107890474608782" calcext:value-type="percentage">
            <text:p>%10,79</text:p>
          </table:table-cell>
          <table:table-cell table:style-name="ce571" table:formula="of:=[.C29]/[.$A$29]" office:value-type="percentage" office:value="0.199692896167372" calcext:value-type="percentage">
            <text:p>%19,97</text:p>
          </table:table-cell>
          <table:table-cell table:style-name="ce571" table:formula="of:=[.D29]/[.$A$29]" office:value-type="percentage" office:value="0.38591533414887" calcext:value-type="percentage">
            <text:p>%38,59</text:p>
          </table:table-cell>
          <table:table-cell table:style-name="ce571" table:formula="of:=[.E29]/[.$A$29]" office:value-type="percentage" office:value="0.150843206085907" calcext:value-type="percentage">
            <text:p>%15,08</text:p>
          </table:table-cell>
          <table:table-cell table:style-name="ce586" table:formula="of:=[.F29]/[.$A$29]" office:value-type="percentage" office:value="0.155658088989069" calcext:value-type="percentage">
            <text:p>%15,57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71" table:formula="of:=SUM([.B29:.F29])" office:value-type="float" office:value="641867.6" calcext:value-type="float">
            <text:p>641.867,60</text:p>
          </table:table-cell>
          <table:table-cell table:style-name="ce271" table:formula="of:=[.B26]+[.B24]+[.B22]+[.B14]+[.B16]+[.B12]+[.B10]" office:value-type="float" office:value="69251.4" calcext:value-type="float">
            <text:p>69.251,40</text:p>
          </table:table-cell>
          <table:table-cell table:style-name="ce572" table:formula="of:=[.C26]+[.C24]+[.C22]+[.C14]+[.C16]+[.C12]+[.C10]" office:value-type="float" office:value="128176.4" calcext:value-type="float">
            <text:p>128.176,40</text:p>
          </table:table-cell>
          <table:table-cell table:style-name="ce572" table:formula="of:=[.D26]+[.D24]+[.D22]+[.D14]+[.D16]+[.D12]+[.D10]+[.D18]" office:value-type="float" office:value="247706.549333333" calcext:value-type="float">
            <text:p>247.706,55</text:p>
          </table:table-cell>
          <table:table-cell table:style-name="ce572" table:formula="of:=[.E26]+[.E24]+[.E18]+[.E14]+[.E16]+[.E12]+[.E10]" office:value-type="float" office:value="96821.3666666667" calcext:value-type="float">
            <text:p>96.821,37</text:p>
          </table:table-cell>
          <table:table-cell table:style-name="ce587" table:formula="of:=[.F26]+[.F24]+[.F18]+[.F14]+[.F16]+[.F12]+[.F10]" office:value-type="float" office:value="99911.884" calcext:value-type="float">
            <text:p>99.911,88</text:p>
          </table:table-cell>
          <table:table-cell table:style-name="ce227" table:number-columns-repeated="2"/>
          <table:table-cell table:number-columns-repeated="56"/>
        </table:table-row>
        <table:table-row table:style-name="ro2">
          <table:table-cell table:style-name="ce227" table:number-columns-repeated="8"/>
          <table:table-cell table:number-columns-repeated="56"/>
        </table:table-row>
        <table:table-row table:style-name="ro2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2">
          <table:table-cell table:style-name="ce272" table:number-columns-repeated="6"/>
          <table:table-cell table:number-columns-repeated="58"/>
        </table:table-row>
        <table:table-row table:style-name="ro2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2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2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2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2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2" table:number-rows-repeated="2">
          <table:table-cell table:style-name="ce227" table:number-columns-repeated="64"/>
        </table:table-row>
        <table:table-row table:style-name="ro2" table:number-rows-repeated="9">
          <table:table-cell table:style-name="ce227" table:number-columns-repeated="6"/>
          <table:table-cell table:number-columns-repeated="58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NL_AP_LS" table:style-name="ta1">
        <table:table-column table:style-name="co5" table:default-cell-style-name="ce589"/>
        <table:table-column table:style-name="co27" table:default-cell-style-name="ce589"/>
        <table:table-column table:style-name="co5" table:number-columns-repeated="2" table:default-cell-style-name="ce589"/>
        <table:table-column table:style-name="co28" table:default-cell-style-name="ce589"/>
        <table:table-column table:style-name="co29" table:default-cell-style-name="ce589"/>
        <table:table-column table:style-name="co30" table:default-cell-style-name="ce589"/>
        <table:table-column table:style-name="co31" table:number-columns-repeated="3" table:default-cell-style-name="ce589"/>
        <table:table-column table:style-name="co32" table:default-cell-style-name="ce598"/>
        <table:table-column table:style-name="co5" table:number-columns-repeated="53" table:default-cell-style-name="ce589"/>
        <table:table-row table:style-name="ro3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3">
          <table:table-cell table:style-name="ce588"/>
          <table:table-cell table:style-name="ce132" office:value-type="string" calcext:value-type="string">
            <text:p>Hızarhane</text:p>
          </table:table-cell>
          <table:table-cell table:style-name="ce132" office:value-type="string" calcext:value-type="string">
            <text:p>Hızarhane </text:p>
          </table:table-cell>
          <table:table-cell table:style-name="ce132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32" table:number-columns-spanned="1" table:number-rows-spanned="2"/>
          <table:table-cell table:number-columns-repeated="54"/>
        </table:table-row>
        <table:table-row table:style-name="ro3">
          <table:table-cell table:style-name="ce588"/>
          <table:table-cell table:style-name="ce132" office:value-type="string" calcext:value-type="string">
            <text:p><text:s/>Yıkama</text:p>
          </table:table-cell>
          <table:table-cell table:style-name="ce132" office:value-type="string" calcext:value-type="string">
            <text:p>Depo</text:p>
          </table:table-cell>
          <table:table-cell table:style-name="ce132" office:value-type="string" calcext:value-type="string">
            <text:p><text:s/>Acentalar</text:p>
          </table:table-cell>
          <table:table-cell table:style-name="ce132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32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r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r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r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r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5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home/mr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3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3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3">
          <table:table-cell table:style-name="ce588"/>
          <table:table-cell table:style-name="ce132" office:value-type="string" calcext:value-type="string">
            <text:p>Hızarhane</text:p>
          </table:table-cell>
          <table:table-cell table:style-name="ce132" office:value-type="string" calcext:value-type="string">
            <text:p>Hızarhane </text:p>
          </table:table-cell>
          <table:table-cell table:style-name="ce132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32"/>
          <table:table-cell table:number-columns-repeated="54"/>
        </table:table-row>
        <table:table-row table:style-name="ro3">
          <table:table-cell table:style-name="ce588"/>
          <table:table-cell table:style-name="ce132" office:value-type="string" calcext:value-type="string">
            <text:p><text:s/>Yıkama</text:p>
          </table:table-cell>
          <table:table-cell table:style-name="ce132" office:value-type="string" calcext:value-type="string">
            <text:p>Depo</text:p>
          </table:table-cell>
          <table:table-cell table:style-name="ce132" office:value-type="string" calcext:value-type="string">
            <text:p><text:s/>Acentalar</text:p>
          </table:table-cell>
          <table:table-cell table:style-name="ce132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r/aa/hes2020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home/mr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r/aa/hes2020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home/mr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r/aa/hes2020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home/mr/aa/hes2020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r/aa/hes2020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home/mr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home/mr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home/mr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/>
          <table:table-cell table:style-name="ce593" table:number-columns-repeated="3"/>
          <table:table-cell/>
          <table:table-cell table:style-name="ce598" table:formula="of:=['file:///home/mr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home/mr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home/mr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home/mr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5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home/mr/aa/hes2020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1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3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3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3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home/mr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1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home/mr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home/mr/aa/hes2020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home/mr/aa/hes2020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home/mr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1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1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1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3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1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3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1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1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2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32" table:number-columns-repeated="3"/>
          <table:table-cell/>
          <table:table-cell table:style-name="ce599"/>
          <table:table-cell table:number-columns-repeated="53"/>
        </table:table-row>
        <table:table-row table:style-name="ro1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1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1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NL_AP" table:style-name="ta1">
        <table:table-column table:style-name="co33" table:default-cell-style-name="Default"/>
        <table:table-column table:style-name="co5" table:default-cell-style-name="Default"/>
        <table:table-column table:style-name="co34" table:default-cell-style-name="ce617"/>
        <table:table-column table:style-name="co35" table:default-cell-style-name="ce626"/>
        <table:table-column table:style-name="co5" table:default-cell-style-name="ce626"/>
        <table:table-column table:style-name="co36" table:default-cell-style-name="ce626"/>
        <table:table-column table:style-name="co37" table:default-cell-style-name="ce629"/>
        <table:table-column table:style-name="co5" table:default-cell-style-name="ce629"/>
        <table:table-column table:style-name="co5" table:default-cell-style-name="Default"/>
        <table:table-row table:style-name="ro3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3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1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1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1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611" office:value-type="float" office:value="28500" calcext:value-type="float">
            <text:p>28500</text:p>
          </table:table-cell>
          <table:table-cell table:formula="of:=[.$C$8]*[.B19]" office:value-type="float" office:value="9500" calcext:value-type="float">
            <text:p>9.500,00</text:p>
          </table:table-cell>
          <table:table-cell table:formula="of:=[.C19]*[.$D$8]" office:value-type="float" office:value="3087.5" calcext:value-type="float">
            <text:p>3.087,50</text:p>
          </table:table-cell>
          <table:table-cell table:formula="of:=[.C19]*[.$E$8]" office:value-type="float" office:value="5700" calcext:value-type="float">
            <text:p>5.700,00</text:p>
          </table:table-cell>
          <table:table-cell table:formula="of:=[.C19]*[.$F$8]" office:value-type="float" office:value="712.5" calcext:value-type="float">
            <text:p>712,50</text:p>
          </table:table-cell>
          <table:table-cell office:value-type="float" office:value="7" calcext:value-type="float">
            <text:p>7,00</text:p>
          </table:table-cell>
          <table:table-cell table:formula="of:=[.E19]/[.G19]" office:value-type="float" office:value="814.285714285714" calcext:value-type="float">
            <text:p>814,29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611" office:value-type="float" office:value="34094" calcext:value-type="float">
            <text:p>34094</text:p>
          </table:table-cell>
          <table:table-cell table:formula="of:=[.$C$8]*[.B20]" office:value-type="float" office:value="11364.6666666667" calcext:value-type="float">
            <text:p>11.364,67</text:p>
          </table:table-cell>
          <table:table-cell table:formula="of:=[.C20]*[.$D$8]" office:value-type="float" office:value="3693.51666666667" calcext:value-type="float">
            <text:p>3.693,52</text:p>
          </table:table-cell>
          <table:table-cell table:formula="of:=[.C20]*[.$E$8]" office:value-type="float" office:value="6818.8" calcext:value-type="float">
            <text:p>6.818,80</text:p>
          </table:table-cell>
          <table:table-cell table:formula="of:=[.C20]*[.$F$8]" office:value-type="float" office:value="852.35" calcext:value-type="float">
            <text:p>852,35</text:p>
          </table:table-cell>
          <table:table-cell office:value-type="float" office:value="8" calcext:value-type="float">
            <text:p>8,00</text:p>
          </table:table-cell>
          <table:table-cell table:formula="of:=[.E20]/[.G20]" office:value-type="float" office:value="852.35" calcext:value-type="float">
            <text:p>852,35</text:p>
          </table:table-cell>
          <table:table-cell/>
        </table:table-row>
        <table:table-row table:style-name="ro1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20])" office:value-type="float" office:value="66131.3333333333" calcext:value-type="float">
            <text:p>66.131,33</text:p>
          </table:table-cell>
          <table:table-cell table:style-name="ce613" table:formula="of:=SUM([.D9:.D20])" office:value-type="float" office:value="21492.6833333333" calcext:value-type="float">
            <text:p>21.492,68</text:p>
          </table:table-cell>
          <table:table-cell table:style-name="ce613" table:formula="of:=SUM([.E9:.E20])" office:value-type="float" office:value="39678.8" calcext:value-type="float">
            <text:p>39.678,80</text:p>
          </table:table-cell>
          <table:table-cell table:style-name="ce613" table:formula="of:=SUM([.F9:.F20])" office:value-type="float" office:value="4959.85" calcext:value-type="float">
            <text:p>4.959,85</text:p>
          </table:table-cell>
          <table:table-cell table:style-name="Default"/>
          <table:table-cell table:style-name="ce613" table:formula="of:=SUM([.H9:.H20])" office:value-type="float" office:value="11009.056349047" calcext:value-type="float">
            <text:p>11.009,06</text:p>
          </table:table-cell>
          <table:table-cell/>
        </table:table-row>
        <table:table-row table:style-name="ro1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3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1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7]*[.B28]" office:value-type="float" office:value="6333.33333333333" calcext:value-type="float">
            <text:p>6.333,33</text:p>
          </table:table-cell>
          <table:table-cell table:formula="of:=[.C28]*[.$D$27]" office:value-type="float" office:value="3430.55555555556" calcext:value-type="float">
            <text:p>3.430,56</text:p>
          </table:table-cell>
          <table:table-cell table:formula="of:=[.C28]*[.$E$27]" office:value-type="float" office:value="2111.11111111111" calcext:value-type="float">
            <text:p>2.111,11</text:p>
          </table:table-cell>
          <table:table-cell table:formula="of:=[.C28]*[.$F$27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8]/[.G28]" office:value-type="float" office:value="1327.7428371768" calcext:value-type="float">
            <text:p>1.327,74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7]*[.B29]" office:value-type="float" office:value="6666.66666666667" calcext:value-type="float">
            <text:p>6.666,67</text:p>
          </table:table-cell>
          <table:table-cell table:formula="of:=[.C29]*[.$D$27]" office:value-type="float" office:value="3611.11111111111" calcext:value-type="float">
            <text:p>3.611,11</text:p>
          </table:table-cell>
          <table:table-cell table:formula="of:=[.C29]*[.$E$27]" office:value-type="float" office:value="2222.22222222222" calcext:value-type="float">
            <text:p>2.222,22</text:p>
          </table:table-cell>
          <table:table-cell table:formula="of:=[.C29]*[.$F$27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9]/[.G29]" office:value-type="float" office:value="1188.3541295306" calcext:value-type="float">
            <text:p>1.188,3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7]*[.B30]" office:value-type="float" office:value="6000" calcext:value-type="float">
            <text:p>6.000,00</text:p>
          </table:table-cell>
          <table:table-cell table:formula="of:=[.C30]*[.$D$27]" office:value-type="float" office:value="3250" calcext:value-type="float">
            <text:p>3.250,00</text:p>
          </table:table-cell>
          <table:table-cell table:formula="of:=[.C30]*[.$E$27]" office:value-type="float" office:value="2000" calcext:value-type="float">
            <text:p>2.000,00</text:p>
          </table:table-cell>
          <table:table-cell table:formula="of:=[.C30]*[.$F$27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30]/[.G30]" office:value-type="float" office:value="1058.20105820106" calcext:value-type="float">
            <text:p>1.058,2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7]*[.B31]" office:value-type="float" office:value="8333.33333333333" calcext:value-type="float">
            <text:p>8.333,33</text:p>
          </table:table-cell>
          <table:table-cell table:formula="of:=[.C31]*[.$D$27]" office:value-type="float" office:value="4513.88888888889" calcext:value-type="float">
            <text:p>4.513,89</text:p>
          </table:table-cell>
          <table:table-cell table:formula="of:=[.C31]*[.$E$27]" office:value-type="float" office:value="2777.77777777778" calcext:value-type="float">
            <text:p>2.777,78</text:p>
          </table:table-cell>
          <table:table-cell table:formula="of:=[.C31]*[.$F$27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31]/[.G31]" office:value-type="float" office:value="1322.75132275132" calcext:value-type="float">
            <text:p>1.322,7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7]*[.B32]" office:value-type="float" office:value="9166.66666666667" calcext:value-type="float">
            <text:p>9.166,67</text:p>
          </table:table-cell>
          <table:table-cell table:formula="of:=[.C32]*[.$D$27]" office:value-type="float" office:value="4965.27777777778" calcext:value-type="float">
            <text:p>4.965,28</text:p>
          </table:table-cell>
          <table:table-cell table:formula="of:=[.C32]*[.$E$27]" office:value-type="float" office:value="3055.55555555556" calcext:value-type="float">
            <text:p>3.055,56</text:p>
          </table:table-cell>
          <table:table-cell table:formula="of:=[.C32]*[.$F$27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2]/[.G32]" office:value-type="float" office:value="1140.13266998342" calcext:value-type="float">
            <text:p>1.140,1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7]*[.B33]" office:value-type="float" office:value="10083.3333333333" calcext:value-type="float">
            <text:p>10.083,33</text:p>
          </table:table-cell>
          <table:table-cell table:formula="of:=[.C33]*[.$D$27]" office:value-type="float" office:value="5461.80555555555" calcext:value-type="float">
            <text:p>5.461,81</text:p>
          </table:table-cell>
          <table:table-cell table:formula="of:=[.C33]*[.$E$27]" office:value-type="float" office:value="3361.11111111111" calcext:value-type="float">
            <text:p>3.361,11</text:p>
          </table:table-cell>
          <table:table-cell table:formula="of:=[.C33]*[.$F$27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3]/[.G33]" office:value-type="float" office:value="1139.35969868173" calcext:value-type="float">
            <text:p>1.139,36</text:p>
          </table:table-cell>
          <table:table-cell/>
        </table:table-row>
        <table:table-row table:style-name="ro1">
          <table:table-cell/>
          <table:table-cell table:style-name="ce611" office:value-type="float" office:value="3000" calcext:value-type="float">
            <text:p>3000</text:p>
          </table:table-cell>
          <table:table-cell table:formula="of:=[.$C$27]*[.B34]" office:value-type="float" office:value="2000" calcext:value-type="float">
            <text:p>2.000,00</text:p>
          </table:table-cell>
          <table:table-cell table:formula="of:=[.C34]*[.$D$27]" office:value-type="float" office:value="1083.33333333333" calcext:value-type="float">
            <text:p>1.083,33</text:p>
          </table:table-cell>
          <table:table-cell table:formula="of:=[.C34]*[.$E$27]" office:value-type="float" office:value="666.666666666667" calcext:value-type="float">
            <text:p>666,67</text:p>
          </table:table-cell>
          <table:table-cell table:formula="of:=[.C34]*[.$F$27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4]/[.G34]" office:value-type="float" office:value="187.793427230047" calcext:value-type="float">
            <text:p>187,79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7]*[.B35]" office:value-type="float" office:value="11366.6666666667" calcext:value-type="float">
            <text:p>11.366,67</text:p>
          </table:table-cell>
          <table:table-cell table:formula="of:=[.C35]*[.$D$27]" office:value-type="float" office:value="6156.94444444444" calcext:value-type="float">
            <text:p>6.156,94</text:p>
          </table:table-cell>
          <table:table-cell table:formula="of:=[.C35]*[.$E$27]" office:value-type="float" office:value="3788.88888888889" calcext:value-type="float">
            <text:p>3.788,89</text:p>
          </table:table-cell>
          <table:table-cell table:formula="of:=[.C35]*[.$F$27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5]/[.G35]" office:value-type="float" office:value="1067.29264475743" calcext:value-type="float">
            <text:p>1.067,2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7]*[.B36]" office:value-type="float" office:value="12983.3333333333" calcext:value-type="float">
            <text:p>12.983,33</text:p>
          </table:table-cell>
          <table:table-cell table:formula="of:=[.C36]*[.$D$27]" office:value-type="float" office:value="7032.63888888889" calcext:value-type="float">
            <text:p>7.032,64</text:p>
          </table:table-cell>
          <table:table-cell table:formula="of:=[.C36]*[.$E$27]" office:value-type="float" office:value="4327.77777777778" calcext:value-type="float">
            <text:p>4.327,78</text:p>
          </table:table-cell>
          <table:table-cell table:formula="of:=[.C36]*[.$F$27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6]/[.G36]" office:value-type="float" office:value="940.821256038647" calcext:value-type="float">
            <text:p>940,82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7]*[.B37]" office:value-type="float" office:value="17600" calcext:value-type="float">
            <text:p>17.600,00</text:p>
          </table:table-cell>
          <table:table-cell table:formula="of:=[.C37]*[.$D$27]" office:value-type="float" office:value="9533.33333333333" calcext:value-type="float">
            <text:p>9.533,33</text:p>
          </table:table-cell>
          <table:table-cell table:formula="of:=[.C37]*[.$E$27]" office:value-type="float" office:value="5866.66666666667" calcext:value-type="float">
            <text:p>5.866,67</text:p>
          </table:table-cell>
          <table:table-cell table:formula="of:=[.C37]*[.$F$27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7]/[.G37]" office:value-type="float" office:value="1008.01832760596" calcext:value-type="float">
            <text:p>1.008,0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500" calcext:value-type="float">
            <text:p>28500</text:p>
          </table:table-cell>
          <table:table-cell table:formula="of:=[.$C$27]*[.B38]" office:value-type="float" office:value="19000" calcext:value-type="float">
            <text:p>19.000,00</text:p>
          </table:table-cell>
          <table:table-cell table:formula="of:=[.C38]*[.$D$27]" office:value-type="float" office:value="10291.6666666667" calcext:value-type="float">
            <text:p>10.291,67</text:p>
          </table:table-cell>
          <table:table-cell table:formula="of:=[.C38]*[.$E$27]" office:value-type="float" office:value="6333.33333333333" calcext:value-type="float">
            <text:p>6.333,33</text:p>
          </table:table-cell>
          <table:table-cell table:formula="of:=[.C38]*[.$F$27]" office:value-type="float" office:value="2375" calcext:value-type="float">
            <text:p>2.375,00</text:p>
          </table:table-cell>
          <table:table-cell office:value-type="float" office:value="5.82" calcext:value-type="float">
            <text:p>5,82</text:p>
          </table:table-cell>
          <table:table-cell table:formula="of:=[.E38]/[.G38]" office:value-type="float" office:value="1088.20160366552" calcext:value-type="float">
            <text:p>1.088,2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4094" calcext:value-type="float">
            <text:p>34094</text:p>
          </table:table-cell>
          <table:table-cell table:formula="of:=[.$C$27]*[.B39]" office:value-type="float" office:value="22729.3333333333" calcext:value-type="float">
            <text:p>22.729,33</text:p>
          </table:table-cell>
          <table:table-cell table:formula="of:=[.C39]*[.$D$27]" office:value-type="float" office:value="12311.7222222222" calcext:value-type="float">
            <text:p>12.311,72</text:p>
          </table:table-cell>
          <table:table-cell table:formula="of:=[.C39]*[.$E$27]" office:value-type="float" office:value="7576.44444444444" calcext:value-type="float">
            <text:p>7.576,44</text:p>
          </table:table-cell>
          <table:table-cell table:formula="of:=[.C39]*[.$F$27]" office:value-type="float" office:value="2841.16666666667" calcext:value-type="float">
            <text:p>2.841,17</text:p>
          </table:table-cell>
          <table:table-cell office:value-type="float" office:value="5.82" calcext:value-type="float">
            <text:p>5,82</text:p>
          </table:table-cell>
          <table:table-cell table:formula="of:=[.E39]/[.G39]" office:value-type="float" office:value="1301.79457808324" calcext:value-type="float">
            <text:p>1.301,79</text:p>
          </table:table-cell>
          <table:table-cell/>
        </table:table-row>
        <table:table-row table:style-name="ro1">
          <table:table-cell table:style-name="ce611" office:value-type="string" calcext:value-type="string">
            <text:p>Toplam</text:p>
          </table:table-cell>
          <table:table-cell table:style-name="ce613" table:formula="of:=SUM([.B28:.B39])" office:value-type="float" office:value="198394" calcext:value-type="float">
            <text:p>198.394,00</text:p>
          </table:table-cell>
          <table:table-cell table:style-name="ce613" table:formula="of:=SUM([.C28:.C39])" office:value-type="float" office:value="132262.666666667" calcext:value-type="float">
            <text:p>132.262,67</text:p>
          </table:table-cell>
          <table:table-cell table:style-name="ce613" table:formula="of:=SUM([.D28:.D39])" office:value-type="float" office:value="71642.2777777778" calcext:value-type="float">
            <text:p>71.642,28</text:p>
          </table:table-cell>
          <table:table-cell table:style-name="ce613" table:formula="of:=SUM([.E28:.E39])" office:value-type="float" office:value="44087.5555555556" calcext:value-type="float">
            <text:p>44.087,56</text:p>
          </table:table-cell>
          <table:table-cell table:style-name="ce613" table:formula="of:=SUM([.F28:.F39])" office:value-type="float" office:value="16532.8333333333" calcext:value-type="float">
            <text:p>16.532,83</text:p>
          </table:table-cell>
          <table:table-cell table:style-name="Default"/>
          <table:table-cell table:style-name="ce613" table:formula="of:=SUM([.H28:.H39])" office:value-type="float" office:value="12770.4635537058" calcext:value-type="float">
            <text:p>12.770,46</text:p>
          </table:table-cell>
          <table:table-cell/>
        </table:table-row>
        <table:table-row table:style-name="ro1" table:number-rows-repeated="2">
          <table:table-cell/>
          <table:table-cell table:style-name="ce611"/>
          <table:table-cell table:number-columns-repeated="7"/>
        </table:table-row>
        <table:table-row table:style-name="ro1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7]*[.$D$46]" office:value-type="float" office:value="541.666666666667" calcext:value-type="float">
            <text:p>541,67</text:p>
          </table:table-cell>
          <table:table-cell table:formula="of:=[.C47]*[.$E$46]" office:value-type="float" office:value="333.333333333333" calcext:value-type="float">
            <text:p>333,33</text:p>
          </table:table-cell>
          <table:table-cell table:formula="of:=[.C47]*[.$F$46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7]/[.G47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8]*[.$D$46]" office:value-type="float" office:value="243.75" calcext:value-type="float">
            <text:p>243,75</text:p>
          </table:table-cell>
          <table:table-cell table:formula="of:=[.C48]*[.$E$46]" office:value-type="float" office:value="150" calcext:value-type="float">
            <text:p>150,00</text:p>
          </table:table-cell>
          <table:table-cell table:formula="of:=[.C48]*[.$F$46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8]/[.G48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9]*[.$D$46]" office:value-type="float" office:value="2275" calcext:value-type="float">
            <text:p>2.275,00</text:p>
          </table:table-cell>
          <table:table-cell table:formula="of:=[.C49]*[.$E$46]" office:value-type="float" office:value="1400" calcext:value-type="float">
            <text:p>1.400,00</text:p>
          </table:table-cell>
          <table:table-cell table:formula="of:=[.C49]*[.$F$46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9]/[.G49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50]*[.$D$46]" office:value-type="float" office:value="1597.91666666667" calcext:value-type="float">
            <text:p>1.597,92</text:p>
          </table:table-cell>
          <table:table-cell table:formula="of:=[.C50]*[.$E$46]" office:value-type="float" office:value="983.333333333333" calcext:value-type="float">
            <text:p>983,33</text:p>
          </table:table-cell>
          <table:table-cell table:formula="of:=[.C50]*[.$F$46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50]/[.G50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51]*[.$D$46]" office:value-type="float" office:value="1787.5" calcext:value-type="float">
            <text:p>1.787,50</text:p>
          </table:table-cell>
          <table:table-cell table:formula="of:=[.C51]*[.$E$46]" office:value-type="float" office:value="1100" calcext:value-type="float">
            <text:p>1.100,00</text:p>
          </table:table-cell>
          <table:table-cell table:formula="of:=[.C51]*[.$F$46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51]/[.G51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52]*[.$D$46]" office:value-type="float" office:value="3791.66666666667" calcext:value-type="float">
            <text:p>3.791,67</text:p>
          </table:table-cell>
          <table:table-cell table:formula="of:=[.C52]*[.$E$46]" office:value-type="float" office:value="2333.33333333333" calcext:value-type="float">
            <text:p>2.333,33</text:p>
          </table:table-cell>
          <table:table-cell table:formula="of:=[.C52]*[.$F$46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52]/[.G52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1" table:number-rows-repeated="2">
          <table:table-cell table:number-columns-repeated="8"/>
          <table:table-cell table:style-name="ce622"/>
        </table:table-row>
        <table:table-row table:style-name="ro1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7:.C52])" office:value-type="float" office:value="18900" calcext:value-type="float">
            <text:p>18.900,00</text:p>
          </table:table-cell>
          <table:table-cell table:style-name="ce613" table:formula="of:=SUM([.D47:.D52])" office:value-type="float" office:value="10237.5" calcext:value-type="float">
            <text:p>10.237,50</text:p>
          </table:table-cell>
          <table:table-cell table:style-name="ce613" table:formula="of:=SUM([.E47:.E52])" office:value-type="float" office:value="6300" calcext:value-type="float">
            <text:p>6.300,00</text:p>
          </table:table-cell>
          <table:table-cell table:style-name="ce613" table:formula="of:=SUM([.F47:.F52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7:.H52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1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3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1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70]*[.$D$69]" office:value-type="float" office:value="2166.66666666667" calcext:value-type="float">
            <text:p>2.166,67</text:p>
          </table:table-cell>
          <table:table-cell table:formula="of:=[.C70]*[.$E$69]" office:value-type="float" office:value="1333.33333333333" calcext:value-type="float">
            <text:p>1.333,33</text:p>
          </table:table-cell>
          <table:table-cell table:formula="of:=[.C70]*[.$F$69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70]/[.G70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71]*[.$D$69]" office:value-type="float" office:value="3033.33333333333" calcext:value-type="float">
            <text:p>3.033,33</text:p>
          </table:table-cell>
          <table:table-cell table:formula="of:=[.C71]*[.$E$69]" office:value-type="float" office:value="1866.66666666667" calcext:value-type="float">
            <text:p>1.866,67</text:p>
          </table:table-cell>
          <table:table-cell table:formula="of:=[.C71]*[.$F$69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71]/[.G71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72]*[.$D$69]" office:value-type="float" office:value="2383.33333333333" calcext:value-type="float">
            <text:p>2.383,33</text:p>
          </table:table-cell>
          <table:table-cell table:formula="of:=[.C72]*[.$E$69]" office:value-type="float" office:value="1466.66666666667" calcext:value-type="float">
            <text:p>1.466,67</text:p>
          </table:table-cell>
          <table:table-cell table:formula="of:=[.C72]*[.$F$69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72]/[.G72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73]*[.$D$69]" office:value-type="float" office:value="3900" calcext:value-type="float">
            <text:p>3.900,00</text:p>
          </table:table-cell>
          <table:table-cell table:formula="of:=[.C73]*[.$E$69]" office:value-type="float" office:value="2400" calcext:value-type="float">
            <text:p>2.400,00</text:p>
          </table:table-cell>
          <table:table-cell table:formula="of:=[.C73]*[.$F$69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73]/[.G73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74]*[.$D$69]" office:value-type="float" office:value="4615" calcext:value-type="float">
            <text:p>4.615,00</text:p>
          </table:table-cell>
          <table:table-cell table:formula="of:=[.C74]*[.$E$69]" office:value-type="float" office:value="2840" calcext:value-type="float">
            <text:p>2.840,00</text:p>
          </table:table-cell>
          <table:table-cell table:formula="of:=[.C74]*[.$F$69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74]/[.G74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1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70:.C74])" office:value-type="float" office:value="29720" calcext:value-type="float">
            <text:p>29.720,00</text:p>
          </table:table-cell>
          <table:table-cell table:style-name="ce613" table:formula="of:=SUM([.D70:.D74])" office:value-type="float" office:value="16098.3333333333" calcext:value-type="float">
            <text:p>16.098,33</text:p>
          </table:table-cell>
          <table:table-cell table:style-name="ce613" table:formula="of:=SUM([.E70:.E74])" office:value-type="float" office:value="9906.66666666667" calcext:value-type="float">
            <text:p>9.906,67</text:p>
          </table:table-cell>
          <table:table-cell table:style-name="ce613" table:formula="of:=SUM([.F70:.F74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70:.H74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2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5]+[.C56]+[.C40]+[.C21]" office:value-type="float" office:value="247014" calcext:value-type="float">
            <text:p>247.014,00</text:p>
          </table:table-cell>
          <table:table-cell table:style-name="ce160" table:formula="of:=[.D75]+[.D56]+[.D40]+[.D21]" office:value-type="float" office:value="119470.794444444" calcext:value-type="float">
            <text:p>119.470,79</text:p>
          </table:table-cell>
          <table:table-cell table:style-name="ce160" table:formula="of:=[.E75]+[.E56]+[.E40]+[.E21]" office:value-type="float" office:value="99973.0222222222" calcext:value-type="float">
            <text:p>99.973,02</text:p>
          </table:table-cell>
          <table:table-cell table:style-name="ce160" table:formula="of:=[.F75]+[.F56]+[.F40]+[.F21]" office:value-type="float" office:value="27570.1833333333" calcext:value-type="float">
            <text:p>27.570,18</text:p>
          </table:table-cell>
          <table:table-cell table:style-name="ce171"/>
          <table:table-cell table:style-name="ce160" table:formula="of:=[.H75]+[.H56]+[.H40]+[.H21]" office:value-type="float" office:value="28286.5569831522" calcext:value-type="float">
            <text:p>28.286,56</text:p>
          </table:table-cell>
          <table:table-cell/>
        </table:table-row>
        <table:table-row table:style-name="ro1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1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2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table:formula="of:=[.C9]+[.C28]+[.C47]" office:value-type="float" office:value="10500" calcext:value-type="float">
            <text:p>10.500,00</text:p>
          </table:table-cell>
          <table:table-cell table:style-name="ce622" table:formula="of:=[.D9]+[.D28]+[.D47]" office:value-type="float" office:value="5001.38888888889" calcext:value-type="float">
            <text:p>5.001,39</text:p>
          </table:table-cell>
          <table:table-cell table:style-name="ce622" table:formula="of:=[.E9]+[.E28]+[.E47]" office:value-type="float" office:value="4344.44444444444" calcext:value-type="float">
            <text:p>4.344,44</text:p>
          </table:table-cell>
          <table:table-cell table:style-name="ce622" table:formula="of:=[.F9]+[.F28]+[.F47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formula="of:=[.C10]+[.C29]" office:value-type="float" office:value="10000" calcext:value-type="float">
            <text:p>10.000,00</text:p>
          </table:table-cell>
          <table:table-cell table:style-name="ce622" table:formula="of:=[.D10]+[.D29]" office:value-type="float" office:value="4694.44444444444" calcext:value-type="float">
            <text:p>4.694,44</text:p>
          </table:table-cell>
          <table:table-cell table:style-name="ce622" table:formula="of:=[.E10]+[.E29]" office:value-type="float" office:value="4222.22222222222" calcext:value-type="float">
            <text:p>4.222,22</text:p>
          </table:table-cell>
          <table:table-cell table:style-name="ce622" table:formula="of:=[.F10]+[.F29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table:formula="of:=[.C11]+[.C30]" office:value-type="float" office:value="9000" calcext:value-type="float">
            <text:p>9.000,00</text:p>
          </table:table-cell>
          <table:table-cell table:style-name="ce622" table:formula="of:=[.D11]+[.D30]" office:value-type="float" office:value="4225" calcext:value-type="float">
            <text:p>4.225,00</text:p>
          </table:table-cell>
          <table:table-cell table:style-name="ce622" table:formula="of:=[.E11]+[.E30]" office:value-type="float" office:value="3800" calcext:value-type="float">
            <text:p>3.800,00</text:p>
          </table:table-cell>
          <table:table-cell table:style-name="ce622" table:formula="of:=[.F11]+[.F30]" office:value-type="float" office:value="975" calcext:value-type="float">
            <text:p>975,00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formula="of:=[.C12]+[.C31]+[.C48]" office:value-type="float" office:value="12950" calcext:value-type="float">
            <text:p>12.950,00</text:p>
          </table:table-cell>
          <table:table-cell table:style-name="ce622" table:formula="of:=[.D12]+[.D31]+[.D48]" office:value-type="float" office:value="6111.80555555556" calcext:value-type="float">
            <text:p>6.111,81</text:p>
          </table:table-cell>
          <table:table-cell table:style-name="ce622" table:formula="of:=[.E12]+[.E31]+[.E48]" office:value-type="float" office:value="5427.77777777778" calcext:value-type="float">
            <text:p>5.427,78</text:p>
          </table:table-cell>
          <table:table-cell table:style-name="ce622" table:formula="of:=[.F12]+[.F31]+[.F48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formula="of:=[.C70]+[.C49]+[.C32]+[.C13]" office:value-type="float" office:value="21950" calcext:value-type="float">
            <text:p>21.950,00</text:p>
          </table:table-cell>
          <table:table-cell table:style-name="ce622" table:formula="of:=[.D70]+[.D49]+[.D32]+[.D13]" office:value-type="float" office:value="10896.5277777778" calcext:value-type="float">
            <text:p>10.896,53</text:p>
          </table:table-cell>
          <table:table-cell table:style-name="ce622" table:formula="of:=[.E70]+[.E49]+[.E32]+[.E13]" office:value-type="float" office:value="8538.88888888889" calcext:value-type="float">
            <text:p>8.538,89</text:p>
          </table:table-cell>
          <table:table-cell table:style-name="ce622" table:formula="of:=[.F70]+[.F49]+[.F32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C71]+[.C50]+[.C33]+[.C14]" office:value-type="float" office:value="23675" calcext:value-type="float">
            <text:p>23.675,00</text:p>
          </table:table-cell>
          <table:table-cell table:style-name="ce622" table:formula="of:=[.D71]+[.D50]+[.D33]+[.D14]" office:value-type="float" office:value="11731.5972222222" calcext:value-type="float">
            <text:p>11.731,60</text:p>
          </table:table-cell>
          <table:table-cell table:style-name="ce622" table:formula="of:=[.E71]+[.E50]+[.E33]+[.E14]" office:value-type="float" office:value="9236.11111111111" calcext:value-type="float">
            <text:p>9.236,11</text:p>
          </table:table-cell>
          <table:table-cell table:style-name="ce622" table:formula="of:=[.F71]+[.F50]+[.F33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15]+[.C34]" office:value-type="float" office:value="3000" calcext:value-type="float">
            <text:p>3.000,00</text:p>
          </table:table-cell>
          <table:table-cell table:style-name="ce622" table:formula="of:=[.D15]+[.D34]" office:value-type="float" office:value="1408.33333333333" calcext:value-type="float">
            <text:p>1.408,33</text:p>
          </table:table-cell>
          <table:table-cell table:style-name="ce622" table:formula="of:=[.E15]+[.E34]" office:value-type="float" office:value="1266.66666666667" calcext:value-type="float">
            <text:p>1.266,67</text:p>
          </table:table-cell>
          <table:table-cell table:style-name="ce622" table:formula="of:=[.F15]+[.F34]" office:value-type="float" office:value="325" calcext:value-type="float">
            <text:p>325,00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C72]+[.C51]+[.C35]+[.C16]" office:value-type="float" office:value="24750" calcext:value-type="float">
            <text:p>24.750,00</text:p>
          </table:table-cell>
          <table:table-cell table:style-name="ce622" table:formula="of:=[.D72]+[.D51]+[.D35]+[.D16]" office:value-type="float" office:value="12174.8611111111" calcext:value-type="float">
            <text:p>12.174,86</text:p>
          </table:table-cell>
          <table:table-cell table:style-name="ce622" table:formula="of:=[.E72]+[.E51]+[.E35]+[.E16]" office:value-type="float" office:value="9765.55555555555" calcext:value-type="float">
            <text:p>9.765,56</text:p>
          </table:table-cell>
          <table:table-cell table:style-name="ce622" table:formula="of:=[.F72]+[.F51]+[.F35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C73]+[.C52]+[.C36]+[.C17]" office:value-type="float" office:value="33675" calcext:value-type="float">
            <text:p>33.675,00</text:p>
          </table:table-cell>
          <table:table-cell table:style-name="ce622" table:formula="of:=[.D73]+[.D52]+[.D36]+[.D17]" office:value-type="float" office:value="16834.0972222222" calcext:value-type="float">
            <text:p>16.834,10</text:p>
          </table:table-cell>
          <table:table-cell table:style-name="ce622" table:formula="of:=[.E73]+[.E52]+[.E36]+[.E17]" office:value-type="float" office:value="12956.1111111111" calcext:value-type="float">
            <text:p>12.956,11</text:p>
          </table:table-cell>
          <table:table-cell table:style-name="ce622" table:formula="of:=[.F73]+[.F52]+[.F36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C74]+[.C37]+[.C18]" office:value-type="float" office:value="34920" calcext:value-type="float">
            <text:p>34.920,00</text:p>
          </table:table-cell>
          <table:table-cell table:style-name="ce622" table:formula="of:=[.D74]+[.D37]+[.D18]" office:value-type="float" office:value="17008.3333333333" calcext:value-type="float">
            <text:p>17.008,33</text:p>
          </table:table-cell>
          <table:table-cell table:style-name="ce622" table:formula="of:=[.E74]+[.E37]+[.E18]" office:value-type="float" office:value="13986.6666666667" calcext:value-type="float">
            <text:p>13.986,67</text:p>
          </table:table-cell>
          <table:table-cell table:style-name="ce622" table:formula="of:=[.F74]+[.F37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C38]+[.C19]" office:value-type="float" office:value="28500" calcext:value-type="float">
            <text:p>28.500,00</text:p>
          </table:table-cell>
          <table:table-cell table:style-name="ce622" table:formula="of:=[.D38]+[.D19]" office:value-type="float" office:value="13379.1666666667" calcext:value-type="float">
            <text:p>13.379,17</text:p>
          </table:table-cell>
          <table:table-cell table:style-name="ce622" table:formula="of:=[.E38]+[.E19]" office:value-type="float" office:value="12033.3333333333" calcext:value-type="float">
            <text:p>12.033,33</text:p>
          </table:table-cell>
          <table:table-cell table:style-name="ce622" table:formula="of:=[.F38]+[.F19]" office:value-type="float" office:value="3087.5" calcext:value-type="float">
            <text:p>3.087,5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table:formula="of:=[.C39]+[.C20]" office:value-type="float" office:value="34094" calcext:value-type="float">
            <text:p>34.094,00</text:p>
          </table:table-cell>
          <table:table-cell table:style-name="ce622" table:formula="of:=[.D39]+[.D20]" office:value-type="float" office:value="16005.2388888889" calcext:value-type="float">
            <text:p>16.005,24</text:p>
          </table:table-cell>
          <table:table-cell table:style-name="ce622" table:formula="of:=[.E39]+[.E20]" office:value-type="float" office:value="14395.2444444444" calcext:value-type="float">
            <text:p>14.395,24</text:p>
          </table:table-cell>
          <table:table-cell table:style-name="ce622" table:formula="of:=[.F39]+[.F20]" office:value-type="float" office:value="3693.51666666667" calcext:value-type="float">
            <text:p>3.693,52</text:p>
          </table:table-cell>
          <table:table-cell table:number-columns-repeated="3"/>
        </table:table-row>
        <table:table-row table:style-name="ro2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7:.C98])" office:value-type="float" office:value="247014" calcext:value-type="float">
            <text:p>247.014,00</text:p>
          </table:table-cell>
          <table:table-cell table:style-name="ce613" table:formula="of:=SUM([.D87:.D98])" office:value-type="float" office:value="119470.794444444" calcext:value-type="float">
            <text:p>119.470,79</text:p>
          </table:table-cell>
          <table:table-cell table:style-name="ce613" table:formula="of:=SUM([.E87:.E98])" office:value-type="float" office:value="99973.0222222222" calcext:value-type="float">
            <text:p>99.973,02</text:p>
          </table:table-cell>
          <table:table-cell table:style-name="ce613" table:formula="of:=SUM([.F87:.F98])" office:value-type="float" office:value="27570.1833333333" calcext:value-type="float">
            <text:p>27.570,18</text:p>
          </table:table-cell>
          <table:table-cell table:style-name="Default"/>
          <table:table-cell table:style-name="ce613"/>
          <table:table-cell/>
        </table:table-row>
        <table:table-row table:style-name="ro1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1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3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21]" office:value-type="float" office:value="21492.6833333333" calcext:value-type="float">
            <text:p>21.492,68</text:p>
          </table:table-cell>
          <table:table-cell table:style-name="ce622" table:formula="of:=[.E21]" office:value-type="float" office:value="39678.8" calcext:value-type="float">
            <text:p>39.678,80</text:p>
          </table:table-cell>
          <table:table-cell table:style-name="ce622" table:formula="of:=[.F21]" office:value-type="float" office:value="4959.85" calcext:value-type="float">
            <text:p>4.959,85</text:p>
          </table:table-cell>
          <table:table-cell table:style-name="ce628" table:formula="of:=SUM([.C105:.E105])" office:value-type="float" office:value="66131.3333333333" calcext:value-type="float">
            <text:p>66.131,33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40]" office:value-type="float" office:value="71642.2777777778" calcext:value-type="float">
            <text:p>71.642,28</text:p>
          </table:table-cell>
          <table:table-cell table:style-name="ce622" table:formula="of:=[.E40]" office:value-type="float" office:value="44087.5555555556" calcext:value-type="float">
            <text:p>44.087,56</text:p>
          </table:table-cell>
          <table:table-cell table:style-name="ce622" table:formula="of:=[.F40]" office:value-type="float" office:value="16532.8333333333" calcext:value-type="float">
            <text:p>16.532,83</text:p>
          </table:table-cell>
          <table:table-cell table:style-name="ce628" table:formula="of:=SUM([.C106:.E106])" office:value-type="float" office:value="132262.666666667" calcext:value-type="float">
            <text:p>132.262,67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6]" office:value-type="float" office:value="10237.5" calcext:value-type="float">
            <text:p>10.237,50</text:p>
          </table:table-cell>
          <table:table-cell table:style-name="ce622" table:formula="of:=[.E56]" office:value-type="float" office:value="6300" calcext:value-type="float">
            <text:p>6.300,00</text:p>
          </table:table-cell>
          <table:table-cell table:style-name="ce622" table:formula="of:=[.F56]" office:value-type="float" office:value="2362.5" calcext:value-type="float">
            <text:p>2.362,50</text:p>
          </table:table-cell>
          <table:table-cell table:style-name="ce628" table:formula="of:=SUM([.C107:.E107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5]" office:value-type="float" office:value="16098.3333333333" calcext:value-type="float">
            <text:p>16.098,33</text:p>
          </table:table-cell>
          <table:table-cell table:style-name="ce622" table:formula="of:=[.E75]" office:value-type="float" office:value="9906.66666666667" calcext:value-type="float">
            <text:p>9.906,67</text:p>
          </table:table-cell>
          <table:table-cell table:style-name="ce622" table:formula="of:=[.F75]" office:value-type="float" office:value="3715" calcext:value-type="float">
            <text:p>3.715,00</text:p>
          </table:table-cell>
          <table:table-cell table:style-name="ce628" table:formula="of:=SUM([.C108:.E108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2">
          <table:table-cell/>
          <table:table-cell table:style-name="ce615" office:value-type="string" calcext:value-type="string">
            <text:p>Toplam</text:p>
          </table:table-cell>
          <table:table-cell table:formula="of:=SUM([.C105:.C108])" office:value-type="float" office:value="119470.794444444" calcext:value-type="float">
            <text:p>119.470,79</text:p>
          </table:table-cell>
          <table:table-cell table:style-name="ce617" table:formula="of:=SUM([.D105:.D108])" office:value-type="float" office:value="99973.0222222222" calcext:value-type="float">
            <text:p>99.973,02</text:p>
          </table:table-cell>
          <table:table-cell table:style-name="ce617" table:formula="of:=SUM([.E105:.E108])" office:value-type="float" office:value="27570.1833333333" calcext:value-type="float">
            <text:p>27.570,18</text:p>
          </table:table-cell>
          <table:table-cell table:style-name="ce156" table:formula="of:=SUM([.C109:.E109])" office:value-type="float" office:value="247014" calcext:value-type="float">
            <text:p>247.014,00</text:p>
          </table:table-cell>
          <table:table-cell table:style-name="Default" table:number-columns-repeated="2"/>
          <table:table-cell table:style-name="ce622"/>
        </table:table-row>
        <table:table-row table:style-name="ro1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9]/[.F109]" office:value-type="float" office:value="0.483660012972724" calcext:value-type="float">
            <text:p>0,4837</text:p>
          </table:table-cell>
          <table:table-cell table:style-name="ce623" table:formula="of:=[.D109]/[.F109]" office:value-type="float" office:value="0.404726137879724" calcext:value-type="float">
            <text:p>0,4047</text:p>
          </table:table-cell>
          <table:table-cell table:style-name="ce623" table:formula="of:=[.E109]/[.F109]" office:value-type="float" office:value="0.111613849147552" calcext:value-type="float">
            <text:p>0,1116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APaygz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ce622"/>
        <table:table-column table:style-name="co38" table:number-columns-repeated="2" table:default-cell-style-name="Default"/>
        <table:table-column table:style-name="co38" table:default-cell-style-name="ce622"/>
        <table:table-column table:style-name="co41" table:default-cell-style-name="ce622"/>
        <table:table-column table:style-name="co42" table:default-cell-style-name="ce622"/>
        <table:table-row table:style-name="ro6">
          <table:table-cell/>
          <table:table-cell table:style-name="ce673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.250,00</text:p>
          </table:table-cell>
          <table:table-cell table:style-name="ce683" table:formula="of:=SUM([.G5:.G24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1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8]-[.G8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.700,00</text:p>
          </table:table-cell>
        </table:table-row>
        <table:table-row table:style-name="ro1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3]-[.G13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1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1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8]+[.F17]-[.G17]" office:value-type="float" office:value="3650" calcext:value-type="float">
            <text:p>3.650,00</text:p>
          </table:table-cell>
        </table:table-row>
        <table:table-row table:style-name="ro1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.250,00</text:p>
          </table:table-cell>
        </table:table-row>
        <table:table-row table:style-name="ro1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1" table:number-rows-repeated="3">
          <table:table-cell table:number-columns-repeated="8"/>
        </table:table-row>
        <table:table-row table:style-name="ro6">
          <table:table-cell/>
          <table:table-cell table:style-name="ce675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1:.F84])" office:value-type="float" office:value="29720" calcext:value-type="float">
            <text:p>29.720,00</text:p>
          </table:table-cell>
          <table:table-cell table:style-name="ce682" table:formula="of:=SUM([.G31:.G84])" office:value-type="float" office:value="29720" calcext:value-type="float">
            <text:p>29.720,00</text:p>
          </table:table-cell>
          <table:table-cell table:style-name="ce682" table:formula="of:=[.F28]-[.G28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iğerci</text:p>
          </table:table-cell>
          <table:table-cell table:number-columns-repeated="5"/>
          <table:table-cell table:formula="of:=[.H33]+[.F32]-[.G32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5]+[.F34]-[.G34]" office:value-type="float" office:value="6770" calcext:value-type="float">
            <text:p>6.770,00</text:p>
          </table:table-cell>
        </table:table-row>
        <table:table-row table:style-name="ro1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6]+[.F35]-[.G35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1300" calcext:value-type="float">
            <text:p>1.300,00</text:p>
          </table:table-cell>
        </table:table-row>
        <table:table-row table:style-name="ro1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2600" calcext:value-type="float">
            <text:p>2.600,00</text:p>
          </table:table-cell>
        </table:table-row>
        <table:table-row table:style-name="ro1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2]+[.F41]-[.G41]" office:value-type="float" office:value="3900" calcext:value-type="float">
            <text:p>3.900,00</text:p>
          </table:table-cell>
        </table:table-row>
        <table:table-row table:style-name="ro1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3]+[.F42]-[.G42]" office:value-type="float" office:value="5200" calcext:value-type="float">
            <text:p>5.200,00</text:p>
          </table:table-cell>
        </table:table-row>
        <table:table-row table:style-name="ro1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4]+[.F43]-[.G43]" office:value-type="float" office:value="7200" calcext:value-type="float">
            <text:p>7.2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6]+[.F45]-[.G45]" office:value-type="float" office:value="0" calcext:value-type="float">
            <text:p>0,00</text:p>
          </table:table-cell>
        </table:table-row>
        <table:table-row table:style-name="ro1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7]+[.F46]-[.G46]" office:value-type="float" office:value="4400" calcext:value-type="float">
            <text:p>4.4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9]+[.F48]-[.G48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50]+[.F49]-[.G49]" office:value-type="float" office:value="0" calcext:value-type="float">
            <text:p>0,00</text:p>
          </table:table-cell>
        </table:table-row>
        <table:table-row table:style-name="ro1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51]+[.F50]-[.G50]" office:value-type="float" office:value="5600" calcext:value-type="float">
            <text:p>5.6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2]+[.F51]-[.G51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1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4]+[.F53]-[.G53]" office:value-type="float" office:value="4000" calcext:value-type="float">
            <text:p>4.000,00</text:p>
          </table:table-cell>
        </table:table-row>
        <table:table-row table:style-name="ro1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8]+[.F57]-[.G57]" office:value-type="float" office:value="0" calcext:value-type="float">
            <text:p>0,00</text:p>
          </table:table-cell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Ykm" table:style-name="ta1">
        <table:table-column table:style-name="co38" table:default-cell-style-name="Default"/>
        <table:table-column table:style-name="co43" table:default-cell-style-name="Default"/>
        <table:table-column table:style-name="co44" table:default-cell-style-name="ce622"/>
        <table:table-column table:style-name="co38" table:number-columns-repeated="2" table:default-cell-style-name="Default"/>
        <table:table-column table:style-name="co38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6])" office:value-type="float" office:value="198392" calcext:value-type="float">
            <text:p>198.392,00</text:p>
          </table:table-cell>
          <table:table-cell table:style-name="ce682" table:formula="of:=SUM([.G4:.G46])" office:value-type="float" office:value="198392" calcext:value-type="float">
            <text:p>198.392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7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1-22 kira</text:p>
          </table:table-cell>
          <table:table-cell table:number-columns-repeated="3"/>
          <table:table-cell table:number-columns-repeated="2" office:value-type="float" office:value="34092" calcext:value-type="float">
            <text:p>34.092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-21 kira</text:p>
          </table:table-cell>
          <table:table-cell table:number-columns-repeated="3"/>
          <table:table-cell table:number-columns-repeated="2" office:value-type="float" office:value="28500" calcext:value-type="float">
            <text:p>28.5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9]+[.F8]-[.G8]" office:value-type="float" office:value="900" calcext:value-type="float">
            <text:p>900,00</text:p>
          </table:table-cell>
        </table:table-row>
        <table:table-row table:style-name="ro1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10]+[.F9]-[.G9]" office:value-type="float" office:value="1900" calcext:value-type="float">
            <text:p>1.90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11]+[.F10]-[.G10]" office:value-type="float" office:value="6400" calcext:value-type="float">
            <text:p>6.400,00</text:p>
          </table:table-cell>
        </table:table-row>
        <table:table-row table:style-name="ro1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2]+[.F11]-[.G11]" office:value-type="float" office:value="6400" calcext:value-type="float">
            <text:p>6.400,00</text:p>
          </table:table-cell>
        </table:table-row>
        <table:table-row table:style-name="ro1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3]+[.F12]-[.G12]" office:value-type="float" office:value="26400" calcext:value-type="float">
            <text:p>26.400,00</text:p>
          </table:table-cell>
        </table:table-row>
        <table:table-row table:style-name="ro1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00" calcext:value-type="float">
            <text:p>500,00</text:p>
          </table:table-cell>
        </table:table-row>
        <table:table-row table:style-name="ro1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7]+[.F16]-[.G16]" office:value-type="float" office:value="2500" calcext:value-type="float">
            <text:p>2.500,00</text:p>
          </table:table-cell>
        </table:table-row>
        <table:table-row table:style-name="ro1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8]+[.F17]-[.G17]" office:value-type="float" office:value="5600" calcext:value-type="float">
            <text:p>5.600,00</text:p>
          </table:table-cell>
        </table:table-row>
        <table:table-row table:style-name="ro1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7500" calcext:value-type="float">
            <text:p>7.500,00</text:p>
          </table:table-cell>
        </table:table-row>
        <table:table-row table:style-name="ro1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12500" calcext:value-type="float">
            <text:p>12.500,00</text:p>
          </table:table-cell>
        </table:table-row>
        <table:table-row table:style-name="ro1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1]+[.F20]-[.G20]" office:value-type="float" office:value="22500" calcext:value-type="float">
            <text:p>22.500,00</text:p>
          </table:table-cell>
        </table:table-row>
        <table:table-row table:style-name="ro1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2]+[.F21]-[.G21]" office:value-type="float" office:value="2814" calcext:value-type="float">
            <text:p>2.814,00</text:p>
          </table:table-cell>
        </table:table-row>
        <table:table-row table:style-name="ro1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3]+[.F22]-[.G22]" office:value-type="float" office:value="2525" calcext:value-type="float">
            <text:p>2.525,00</text:p>
          </table:table-cell>
        </table:table-row>
        <table:table-row table:style-name="ro1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4]+[.F23]-[.G23]" office:value-type="float" office:value="2525" calcext:value-type="float">
            <text:p>2.525,00</text:p>
          </table:table-cell>
        </table:table-row>
        <table:table-row table:style-name="ro1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5]+[.F24]-[.G24]" office:value-type="float" office:value="17525" calcext:value-type="float">
            <text:p>17.525,00</text:p>
          </table:table-cell>
        </table:table-row>
        <table:table-row table:style-name="ro1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6]+[.F25]-[.G25]" office:value-type="float" office:value="475" calcext:value-type="float">
            <text:p>475,00</text:p>
          </table:table-cell>
        </table:table-row>
        <table:table-row table:style-name="ro1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7]+[.F26]-[.G26]" office:value-type="float" office:value="3475" calcext:value-type="float">
            <text:p>3.475,00</text:p>
          </table:table-cell>
        </table:table-row>
        <table:table-row table:style-name="ro1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8]+[.F27]-[.G27]" office:value-type="float" office:value="4875" calcext:value-type="float">
            <text:p>4.875,00</text:p>
          </table:table-cell>
        </table:table-row>
        <table:table-row table:style-name="ro1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9]+[.F28]-[.G28]" office:value-type="float" office:value="1875" calcext:value-type="float">
            <text:p>1.875,00</text:p>
          </table:table-cell>
        </table:table-row>
        <table:table-row table:style-name="ro1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0]+[.F29]-[.G29]" office:value-type="float" office:value="1875" calcext:value-type="float">
            <text:p>1.875,00</text:p>
          </table:table-cell>
        </table:table-row>
        <table:table-row table:style-name="ro1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1]+[.F30]-[.G30]" office:value-type="float" office:value="3875" calcext:value-type="float">
            <text:p>3.875,00</text:p>
          </table:table-cell>
        </table:table-row>
        <table:table-row table:style-name="ro1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2]+[.F31]-[.G31]" office:value-type="float" office:value="6375" calcext:value-type="float">
            <text:p>6.375,00</text:p>
          </table:table-cell>
        </table:table-row>
        <table:table-row table:style-name="ro1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3]+[.F32]-[.G32]" office:value-type="float" office:value="16375" calcext:value-type="float">
            <text:p>16.375,00</text:p>
          </table:table-cell>
        </table:table-row>
        <table:table-row table:style-name="ro1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4]+[.F33]-[.G33]" office:value-type="float" office:value="1250" calcext:value-type="float">
            <text:p>1.25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5]+[.F34]-[.G34]" office:value-type="float" office:value="1250" calcext:value-type="float">
            <text:p>1.250,00</text:p>
          </table:table-cell>
        </table:table-row>
        <table:table-row table:style-name="ro1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6]+[.F35]-[.G35]" office:value-type="float" office:value="2750" calcext:value-type="float">
            <text:p>2.750,00</text:p>
          </table:table-cell>
        </table:table-row>
        <table:table-row table:style-name="ro1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7]+[.F36]-[.G36]" office:value-type="float" office:value="4250" calcext:value-type="float">
            <text:p>4.250,00</text:p>
          </table:table-cell>
        </table:table-row>
        <table:table-row table:style-name="ro1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8]+[.F37]-[.G37]" office:value-type="float" office:value="5250" calcext:value-type="float">
            <text:p>5.25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9]+[.F38]-[.G38]" office:value-type="float" office:value="5750" calcext:value-type="float">
            <text:p>5.750,00</text:p>
          </table:table-cell>
        </table:table-row>
        <table:table-row table:style-name="ro1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0]+[.F39]-[.G39]" office:value-type="float" office:value="5750" calcext:value-type="float">
            <text:p>5.750,00</text:p>
          </table:table-cell>
        </table:table-row>
        <table:table-row table:style-name="ro1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1]+[.F40]-[.G40]" office:value-type="float" office:value="15250" calcext:value-type="float">
            <text:p>15.250,00</text:p>
          </table:table-cell>
        </table:table-row>
        <table:table-row table:style-name="ro1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2]+[.F41]-[.G41]" office:value-type="float" office:value="1500" calcext:value-type="float">
            <text:p>1.500,00</text:p>
          </table:table-cell>
        </table:table-row>
        <table:table-row table:style-name="ro1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3]+[.F42]-[.G42]" office:value-type="float" office:value="1500" calcext:value-type="float">
            <text:p>1.500,00</text:p>
          </table:table-cell>
        </table:table-row>
        <table:table-row table:style-name="ro1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4]+[.F43]-[.G43]" office:value-type="float" office:value="12500" calcext:value-type="float">
            <text:p>12.500,00</text:p>
          </table:table-cell>
        </table:table-row>
        <table:table-row table:style-name="ro1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6]+[.F45]-[.G45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7]+[.F46]-[.G46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22" table:formula="of:=[.G1]-[.F12]" office:value-type="float" office:value="171992" calcext:value-type="float">
            <text:p>171.992,00</text:p>
          </table:table-cell>
          <table:table-cell office:value-type="string" calcext:value-type="string">
            <text:p>ön</text:p>
          </table:table-cell>
          <table:table-cell table:formula="of:=[.B49]*2/3" office:value-type="float" office:value="114661.333333333" calcext:value-type="float">
            <text:p>114661,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ka</text:p>
          </table:table-cell>
          <table:table-cell table:formula="of:=[.B49]/3" office:value-type="float" office:value="57330.6666666667" calcext:value-type="float">
            <text:p>57330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Mlngz" table:style-name="ta1">
        <table:table-column table:style-name="co21" table:default-cell-style-name="Default"/>
        <table:table-column table:style-name="co45" table:default-cell-style-name="Default"/>
        <table:table-column table:style-name="co46" table:default-cell-style-name="ce622"/>
        <table:table-column table:style-name="co47" table:default-cell-style-name="Default"/>
        <table:table-column table:style-name="co48" table:default-cell-style-name="Default"/>
        <table:table-column table:style-name="co49" table:default-cell-style-name="ce622"/>
        <table:table-column table:style-name="co5" table:number-columns-repeated="2" table:default-cell-style-name="ce622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29720" calcext:value-type="float">
            <text:p>29.720,00</text:p>
          </table:table-cell>
          <table:table-cell table:style-name="ce682" table:formula="of:=SUM([.G4:.G57])" office:value-type="float" office:value="29720" calcext:value-type="float">
            <text:p>29.72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1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1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1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1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1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1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1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-acnta" table:style-name="ta1">
        <table:table-column table:style-name="co38" table:default-cell-style-name="Default"/>
        <table:table-column table:style-name="co50" table:default-cell-style-name="Default"/>
        <table:table-column table:style-name="co51" table:default-cell-style-name="ce622"/>
        <table:table-column table:style-name="co38" table:number-columns-repeated="2" table:default-cell-style-name="Default"/>
        <table:table-column table:style-name="co38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1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1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1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1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nk" table:style-name="ta1">
        <table:table-column table:style-name="co52" table:default-cell-style-name="Default"/>
        <table:table-column table:style-name="co53" table:default-cell-style-name="ce637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5" table:number-columns-repeated="57" table:default-cell-style-name="ce637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1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57"/>
        </table:table-row>
        <table:table-row table:style-name="ro1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1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1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1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1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1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1">
          <table:table-cell/>
          <table:table-cell table:style-name="ce618" table:number-columns-repeated="2"/>
          <table:table-cell table:style-name="ce517" table:number-columns-repeated="4"/>
          <table:table-cell table:number-columns-repeated="57"/>
        </table:table-row>
        <table:table-row table:style-name="ro1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1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1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1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1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0]+['file:///home/mr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0]+['file:///home/mr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0]+['file:///home/mr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0]+['file:///home/mr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1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1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1]+['file:///home/mr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1]+['file:///home/mr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1]+['file:///home/mr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1]+['file:///home/mr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1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1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1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1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1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1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1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1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57"/>
        </table:table-row>
        <table:table-row table:style-name="ro1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2]+['file:///home/mr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2]+['file:///home/mr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2]+['file:///home/mr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2]+['file:///home/mr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1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1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1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r/aa/hes2020/Account/2019/2019%20YS%20KR%20D%C4%9E%C5%9E%20SLNK.ods'#$'AP-LS GNL'.D23]+['file:///home/mr/aa/hes2020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r/aa/hes2020/Account/2019/2019%20YS%20KR%20D%C4%9E%C5%9E%20SLNK.ods'#$'AP-LS GNL'.C23]+['file:///home/mr/aa/hes2020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r/aa/hes2020/Account/2019/2019%20YS%20KR%20D%C4%9E%C5%9E%20SLNK.ods'#$'AP-LS GNL'.B23]+['file:///home/mr/aa/hes2020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r/aa/hes2020/Account/2019/2019%20YS%20KR%20D%C4%9E%C5%9E%20SLNK.ods'#$'AP-LS GNL'.E23]+['file:///home/mr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r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1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1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1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1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1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1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1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1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1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1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1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1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1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1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1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57"/>
        </table:table-row>
        <table:table-row table:style-name="ro1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4]+['file:///home/mr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1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1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1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1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1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1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9]+['file:///home/mr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5]+['file:///home/mr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1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1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1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1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1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1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1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1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1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10]+['file:///home/mr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7]+['file:///home/mr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7]+['file:///home/mr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1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1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1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1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11]+['file:///home/mr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8]+['file:///home/mr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1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1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1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1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1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1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1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1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1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1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1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57"/>
        </table:table-row>
        <table:table-row table:style-name="ro1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57"/>
        </table:table-row>
        <table:table-row table:style-name="ro1">
          <table:table-cell table:number-columns-repeated="6"/>
          <table:table-cell table:style-name="ce525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home/mr/aa/hes2020/Account/2019/2019%20YS%20KR%20D%C4%9E%C5%9E%20SLNK.ods'#$'AP-LS GNL'.E29]+['file:///home/mr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home/mr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1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1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2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1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1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1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186]-[.D1186]+[.G1185]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1-01" calcext:value-type="date">
            <text:p>01.01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187]-[.D1187]+[.G1186]" office:value-type="float" office:value="-104677.1" calcext:value-type="float">
            <text:p>-104.6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3-02" calcext:value-type="date">
            <text:p>02.03.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188]-[.D1188]+[.G1187]" office:value-type="float" office:value="-86077.1" calcext:value-type="float">
            <text:p>-86.0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3-03" calcext:value-type="date">
            <text:p>03.03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.500,00</text:p>
          </table:table-cell>
          <table:table-cell table:style-name="ce318"/>
          <table:table-cell table:style-name="ce309"/>
          <table:table-cell table:style-name="ce332" table:formula="of:=[.E1189]-[.D1189]+[.G1188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1-03" calcext:value-type="date">
            <text:p>03.01.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.000,00</text:p>
          </table:table-cell>
          <table:table-cell table:style-name="ce318"/>
          <table:table-cell table:style-name="ce309"/>
          <table:table-cell table:style-name="ce332" table:formula="of:=[.E1190]-[.D1190]+[.G1189]" office:value-type="float" office:value="-104577.1" calcext:value-type="float">
            <text:p>-104.5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1-30" calcext:value-type="date">
            <text:p>30.01.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191]-[.D1191]+[.G1190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3-20" calcext:value-type="date">
            <text:p>20.03.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192]-[.D1192]+[.G1191]" office:value-type="float" office:value="-89437.1" calcext:value-type="float">
            <text:p>-89.437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4-13" calcext:value-type="date">
            <text:p>13.04.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193]-[.D1193]+[.G1192]" office:value-type="float" office:value="-88762.1" calcext:value-type="float">
            <text:p>-88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5-13" calcext:value-type="date">
            <text:p>13.05.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194]-[.D1194]+[.G1193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5-14" calcext:value-type="date">
            <text:p>14.05.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195]-[.D1195]+[.G1194]" office:value-type="float" office:value="-88262.1" calcext:value-type="float">
            <text:p>-88.262,1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196]-[.D1196]+[.G1195]" office:value-type="float" office:value="-84762.1" calcext:value-type="float">
            <text:p>-84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7-18" calcext:value-type="date">
            <text:p>18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197]-[.D1197]+[.G1196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/>
          <table:table-cell table:style-name="ce309"/>
          <table:table-cell table:style-name="ce318"/>
          <table:table-cell table:style-name="ce210"/>
          <table:table-cell table:style-name="ce332" table:formula="of:=[.E1198]-[.D1198]+[.G1197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7-20" calcext:value-type="date">
            <text:p>20.07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199]-[.D1199]+[.G1198]" office:value-type="float" office:value="-63762.1" calcext:value-type="float">
            <text:p>-63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7-25" calcext:value-type="date">
            <text:p>25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200]-[.D1200]+[.G1199]" office:value-type="float" office:value="-65762.1" calcext:value-type="float">
            <text:p>-65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7-28" calcext:value-type="date">
            <text:p>28.07.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201]-[.D1201]+[.G1200]" office:value-type="float" office:value="-66762.1" calcext:value-type="float">
            <text:p>-66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7-30" calcext:value-type="date">
            <text:p>30.07.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202]-[.D1202]+[.G1201]" office:value-type="float" office:value="-49762.1" calcext:value-type="float">
            <text:p>-49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8-30" calcext:value-type="date">
            <text:p>30.08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203]-[.D1203]+[.G1202]" office:value-type="float" office:value="-45262.1" calcext:value-type="float">
            <text:p>-45.262,10</text:p>
          </table:table-cell>
          <table:table-cell table:number-columns-repeated="57"/>
        </table:table-row>
        <table:table-row table:style-name="ro1">
          <table:table-cell/>
          <table:table-cell table:style-name="ce666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.000,00</text:p>
          </table:table-cell>
          <table:table-cell table:style-name="ce319"/>
          <table:table-cell table:style-name="Default"/>
          <table:table-cell table:style-name="ce332" table:formula="of:=[.E1204]-[.D1204]+[.G1203]" office:value-type="float" office:value="-50262.1" calcext:value-type="float">
            <text:p>-50.262,10</text:p>
          </table:table-cell>
          <table:table-cell table:number-columns-repeated="57"/>
        </table:table-row>
        <table:table-row table:style-name="ro1">
          <table:table-cell/>
          <table:table-cell table:style-name="ce666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205]-[.D1205]+[.G1204]" office:value-type="float" office:value="-45762.1" calcext:value-type="float">
            <text:p>-45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6]-[.D1206]+[.G1205]" office:value-type="float" office:value="-56762.1" calcext:value-type="float">
            <text:p>-56.762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Ali Paşa Ön Kira Geliri</text:p>
          </table:table-cell>
          <table:table-cell table:style-name="ce309" office:value-type="float" office:value="13279" calcext:value-type="float">
            <text:p>13.279,00</text:p>
          </table:table-cell>
          <table:table-cell table:style-name="ce318"/>
          <table:table-cell table:style-name="ce309"/>
          <table:table-cell table:style-name="ce332" table:formula="of:=[.E1207]-[.D1207]+[.G1206]" office:value-type="float" office:value="-70041.1" calcext:value-type="float">
            <text:p>-70.041,1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Paşa Arka Kira Geliri </text:p>
          </table:table-cell>
          <table:table-cell table:style-name="ce309" office:value-type="float" office:value="3087.5" calcext:value-type="float">
            <text:p>3.087,50</text:p>
          </table:table-cell>
          <table:table-cell table:style-name="ce318"/>
          <table:table-cell table:style-name="ce309"/>
          <table:table-cell table:style-name="ce332" table:formula="of:=[.E1208]-[.D1208]+[.G1207]" office:value-type="float" office:value="-73128.6" calcext:value-type="float">
            <text:p>-73.128,6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9]-[.D1209]+[.G1208]" office:value-type="float" office:value="-84128.6" calcext:value-type="float">
            <text:p>-84.1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210]-[.D1210]+[.G1209]" office:value-type="float" office:value="-85628.6" calcext:value-type="float">
            <text:p>-85.6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211]-[.D1211]+[.G1210]" office:value-type="float" office:value="-84728.6" calcext:value-type="float">
            <text:p>-84.728,6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10-19" calcext:value-type="date">
            <text:p>19.10.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212]-[.D1212]+[.G1211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1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13]-[.D1213]+[.G1212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.300,00</text:p>
          </table:table-cell>
          <table:table-cell table:style-name="ce318"/>
          <table:table-cell table:style-name="ce309"/>
          <table:table-cell table:style-name="ce332" table:formula="of:=[.E1214]-[.D1214]+[.G1213]" office:value-type="float" office:value="-66028.6" calcext:value-type="float">
            <text:p>-66.0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,00</text:p>
          </table:table-cell>
          <table:table-cell table:style-name="ce318"/>
          <table:table-cell table:style-name="ce309"/>
          <table:table-cell table:style-name="ce332" table:formula="of:=[.E1215]-[.D1215]+[.G1214]" office:value-type="float" office:value="-66278.6" calcext:value-type="float">
            <text:p>-66.27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16]-[.D1216]+[.G1215]" office:value-type="float" office:value="-66428.6" calcext:value-type="float">
            <text:p>-66.4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.120,00</text:p>
          </table:table-cell>
          <table:table-cell table:style-name="ce318"/>
          <table:table-cell table:style-name="ce309"/>
          <table:table-cell table:style-name="ce332" table:formula="of:=[.E1217]-[.D1217]+[.G1216]" office:value-type="float" office:value="-72548.6" calcext:value-type="float">
            <text:p>-72.54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,00</text:p>
          </table:table-cell>
          <table:table-cell table:style-name="ce318"/>
          <table:table-cell table:style-name="ce309"/>
          <table:table-cell table:style-name="ce332" table:formula="of:=[.E1218]-[.D1218]+[.G1217]" office:value-type="float" office:value="-72628.6" calcext:value-type="float">
            <text:p>-72.62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,00</text:p>
          </table:table-cell>
          <table:table-cell table:style-name="ce318"/>
          <table:table-cell table:style-name="ce309"/>
          <table:table-cell table:style-name="ce332" table:formula="of:=[.E1219]-[.D1219]+[.G1218]" office:value-type="float" office:value="-72718.6" calcext:value-type="float">
            <text:p>-72.71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20]-[.D1220]+[.G1219]" office:value-type="float" office:value="-72868.6" calcext:value-type="float">
            <text:p>-72.86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221]-[.D1221]+[.G1220]" office:value-type="float" office:value="-72898.6" calcext:value-type="float">
            <text:p>-72.898,60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222]-[.D1222]+[.G1221]" office:value-type="float" office:value="-73546.6" calcext:value-type="float">
            <text:p>-73.546,6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11-25" calcext:value-type="date">
            <text:p>25.11.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,00</text:p>
          </table:table-cell>
          <table:table-cell table:style-name="ce211"/>
          <table:table-cell table:style-name="ce309"/>
          <table:table-cell table:style-name="ce332" table:formula="of:=[.E1223]-[.D1223]+[.G1222]" office:value-type="float" office:value="-74146.6" calcext:value-type="float">
            <text:p>-74.146,60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0-11-30" calcext:value-type="date">
            <text:p>30.11.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.824,24</text:p>
          </table:table-cell>
          <table:table-cell table:style-name="ce318"/>
          <table:table-cell table:style-name="ce309"/>
          <table:table-cell table:style-name="ce332" table:formula="of:=[.E1224]-[.D1224]+[.G1223]" office:value-type="float" office:value="-76970.84" calcext:value-type="float">
            <text:p>-76.970,84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225]-[.D1225]+[.G1224]" office:value-type="float" office:value="-76170.84" calcext:value-type="float">
            <text:p>-76.170,84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226]-[.D1226]+[.G1225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1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27]-[.D1227]+[.G1226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3">
          <table:table-cell/>
          <table:table-cell table:style-name="ce210"/>
          <table:table-cell table:style-name="ce294" office:value-type="string" calcext:value-type="string">
            <text:p>2021 ‘e nakli yekün doğuş borçlu</text:p>
          </table:table-cell>
          <table:table-cell table:style-name="ce309" table:formula="of:=SUM([.D1187:.D1227])" office:value-type="float" office:value="83108.74" calcext:value-type="float">
            <text:p>83.108,74</text:p>
          </table:table-cell>
          <table:table-cell table:style-name="ce309" table:formula="of:=SUM([.E1187:.E1227])" office:value-type="float" office:value="110765" calcext:value-type="float">
            <text:p>110.765,00</text:p>
          </table:table-cell>
          <table:table-cell table:style-name="ce309"/>
          <table:table-cell table:style-name="ce333" table:formula="of:=[.G1227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,43</text:p>
          </table:table-cell>
          <table:table-cell table:style-name="ce309"/>
          <table:table-cell table:style-name="ce332" table:formula="of:=[.E1231]-[.D1231]+[.G1230]" office:value-type="float" office:value="-75749.41" calcext:value-type="float">
            <text:p>-75.749,41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,00</text:p>
          </table:table-cell>
          <table:table-cell table:style-name="ce309"/>
          <table:table-cell table:style-name="ce332" table:formula="of:=[.E1232]-[.D1232]+[.G1231]" office:value-type="float" office:value="-75561.41" calcext:value-type="float">
            <text:p>-75.561,41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.231,23</text:p>
          </table:table-cell>
          <table:table-cell table:style-name="ce309"/>
          <table:table-cell table:style-name="ce332" table:formula="of:=[.E1233]-[.D1233]+[.G1232]" office:value-type="float" office:value="-74330.18" calcext:value-type="float">
            <text:p>-74.330,18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4]-[.D1234]+[.G1233]" office:value-type="float" office:value="-73330.18" calcext:value-type="float">
            <text:p>-73.330,18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35]-[.D1235]+[.G1234]" office:value-type="float" office:value="-73630.18" calcext:value-type="float">
            <text:p>-73.630,18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,00</text:p>
          </table:table-cell>
          <table:table-cell table:style-name="ce309"/>
          <table:table-cell table:style-name="ce332" table:formula="of:=[.E1236]-[.D1236]+[.G1235]" office:value-type="float" office:value="-73530.18" calcext:value-type="float">
            <text:p>-73.530,18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7-25" calcext:value-type="date">
            <text:p>25.07.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7]-[.D1237]+[.G1236]" office:value-type="float" office:value="-72530.18" calcext:value-type="float">
            <text:p>-72.530,18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8-05" calcext:value-type="date">
            <text:p>05.08.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.500,00</text:p>
          </table:table-cell>
          <table:table-cell table:style-name="ce309"/>
          <table:table-cell table:style-name="ce332" table:formula="of:=[.E1238]-[.D1238]+[.G1237]" office:value-type="float" office:value="-69030.18" calcext:value-type="float">
            <text:p>-69.030,18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3-12" calcext:value-type="date">
            <text:p>12.03.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.750,00</text:p>
          </table:table-cell>
          <table:table-cell table:style-name="ce309"/>
          <table:table-cell table:style-name="ce332" table:formula="of:=[.E1239]-[.D1239]+[.G1238]" office:value-type="float" office:value="-67280.18" calcext:value-type="float">
            <text:p>-67.280,18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4-22" calcext:value-type="date">
            <text:p>22.04.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,00</text:p>
          </table:table-cell>
          <table:table-cell table:style-name="ce309"/>
          <table:table-cell table:style-name="ce332" table:formula="of:=[.E1240]-[.D1240]+[.G1239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4-29" calcext:value-type="date">
            <text:p>29.04.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41]-[.D1241]+[.G1240]" office:value-type="float" office:value="-67369.18" calcext:value-type="float">
            <text:p>-67.369,18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,00</text:p>
          </table:table-cell>
          <table:table-cell table:style-name="ce309"/>
          <table:table-cell table:style-name="ce332" table:formula="of:=[.E1242]-[.D1242]+[.G1241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.799,55</text:p>
          </table:table-cell>
          <table:table-cell table:style-name="ce309"/>
          <table:table-cell table:style-name="ce332" table:formula="of:=[.E1243]-[.D1243]+[.G1242]" office:value-type="float" office:value="-63269.63" calcext:value-type="float">
            <text:p>-63.269,63</text:p>
          </table:table-cell>
          <table:table-cell table:number-columns-repeated="57"/>
        </table:table-row>
        <table:table-row table:style-name="ro1">
          <table:table-cell/>
          <table:table-cell table:style-name="ce666" office:value-type="date" office:date-value="2021-09-05" calcext:value-type="date">
            <text:p>05.09.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.000,00</text:p>
          </table:table-cell>
          <table:table-cell table:style-name="Default"/>
          <table:table-cell table:style-name="ce332" table:formula="of:=[.E1244]-[.D1244]+[.G1243]" office:value-type="float" office:value="-37269.63" calcext:value-type="float">
            <text:p>-37.269,63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.000,00</text:p>
          </table:table-cell>
          <table:table-cell table:style-name="ce622"/>
          <table:table-cell table:style-name="Default"/>
          <table:table-cell table:style-name="ce332" table:formula="of:=[.E1245]-[.D1245]+[.G1244]" office:value-type="float" office:value="-62269.63" calcext:value-type="float">
            <text:p>-62.269,63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9-08" calcext:value-type="date">
            <text:p>08.09.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.250,00</text:p>
          </table:table-cell>
          <table:table-cell table:style-name="ce210"/>
          <table:table-cell table:style-name="ce332" table:formula="of:=[.E1246]-[.D1246]+[.G1245]" office:value-type="float" office:value="-56019.63" calcext:value-type="float">
            <text:p>-56.019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.600,00</text:p>
          </table:table-cell>
          <table:table-cell table:style-name="ce309"/>
          <table:table-cell table:style-name="ce210"/>
          <table:table-cell table:style-name="ce332" table:formula="of:=[.E1247]-[.D1247]+[.G1246]" office:value-type="float" office:value="-59619.63" calcext:value-type="float">
            <text:p>-59.619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.885,00</text:p>
          </table:table-cell>
          <table:table-cell table:style-name="ce309" table:number-columns-repeated="2"/>
          <table:table-cell table:style-name="ce332" table:formula="of:=[.E1248]-[.D1248]+[.G1247]" office:value-type="float" office:value="-62504.63" calcext:value-type="float">
            <text:p>-62.504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,00</text:p>
          </table:table-cell>
          <table:table-cell table:style-name="ce309"/>
          <table:table-cell table:style-name="ce210"/>
          <table:table-cell table:style-name="ce332" table:formula="of:=[.E1249]-[.D1249]+[.G1248]" office:value-type="float" office:value="-62594.63" calcext:value-type="float">
            <text:p>-62.594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.670,00</text:p>
          </table:table-cell>
          <table:table-cell table:style-name="ce309"/>
          <table:table-cell table:style-name="ce210"/>
          <table:table-cell table:style-name="ce332" table:formula="of:=[.E1250]-[.D1250]+[.G1249]" office:value-type="float" office:value="-64264.63" calcext:value-type="float">
            <text:p>-64.264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.024,00</text:p>
          </table:table-cell>
          <table:table-cell table:style-name="ce309"/>
          <table:table-cell table:style-name="ce210"/>
          <table:table-cell table:style-name="ce332" table:formula="of:=[.E1251]-[.D1251]+[.G1250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252]-[.D1252]+[.G1251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,00</text:p>
          </table:table-cell>
          <table:table-cell table:style-name="ce309"/>
          <table:table-cell table:style-name="ce332" table:formula="of:=[.E1253]-[.D1253]+[.G1252]" office:value-type="float" office:value="-67118.63" calcext:value-type="float">
            <text:p>-67.118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,00</text:p>
          </table:table-cell>
          <table:table-cell table:style-name="ce309"/>
          <table:table-cell table:style-name="ce332" table:formula="of:=[.E1254]-[.D1254]+[.G1253]" office:value-type="float" office:value="-67068.63" calcext:value-type="float">
            <text:p>-67.068,63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09-30" calcext:value-type="date">
            <text:p>30.09.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.500,00</text:p>
          </table:table-cell>
          <table:table-cell table:style-name="ce309"/>
          <table:table-cell table:style-name="ce332" table:formula="of:=[.E1255]-[.D1255]+[.G1254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,00</text:p>
          </table:table-cell>
          <table:table-cell table:style-name="ce309"/>
          <table:table-cell table:style-name="ce332" table:formula="of:=[.E1256]-[.D1256]+[.G1255]" office:value-type="float" office:value="-65518.63" calcext:value-type="float">
            <text:p>-65.518,63</text:p>
          </table:table-cell>
          <table:table-cell table:number-columns-repeated="57"/>
        </table:table-row>
        <table:table-row table:style-name="ro1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257]-[.D1257]+[.G1256]" office:value-type="float" office:value="-65518.63" calcext:value-type="float">
            <text:p>-65.518,6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103,5 m2 xps levha <text:s/>x 35</text:p>
          </table:table-cell>
          <table:table-cell table:style-name="ce309"/>
          <table:table-cell table:style-name="ce309" office:value-type="float" office:value="3622.5" calcext:value-type="float">
            <text:p>3.622,50</text:p>
          </table:table-cell>
          <table:table-cell table:style-name="ce309"/>
          <table:table-cell table:style-name="ce332" table:formula="of:=[.E1258]-[.D1258]+[.G1257]" office:value-type="float" office:value="-61896.13" calcext:value-type="float">
            <text:p>-61.896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560 adet 12 cm dübel x 0,45</text:p>
          </table:table-cell>
          <table:table-cell table:style-name="ce309"/>
          <table:table-cell table:style-name="ce309" office:value-type="float" office:value="252" calcext:value-type="float">
            <text:p>252,00</text:p>
          </table:table-cell>
          <table:table-cell table:style-name="ce309"/>
          <table:table-cell table:style-name="ce332" table:formula="of:=[.E1259]-[.D1259]+[.G1258]" office:value-type="float" office:value="-61644.13" calcext:value-type="float">
            <text:p>-61.644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1 top file</text:p>
          </table:table-cell>
          <table:table-cell table:style-name="ce309"/>
          <table:table-cell table:style-name="ce309" office:value-type="float" office:value="175" calcext:value-type="float">
            <text:p>175,00</text:p>
          </table:table-cell>
          <table:table-cell table:style-name="ce309"/>
          <table:table-cell table:style-name="ce332" table:formula="of:=[.E1260]-[.D1260]+[.G1259]" office:value-type="float" office:value="-61469.13" calcext:value-type="float">
            <text:p>-61.469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2 top pex boru 200 x 5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61]-[.D1261]+[.G1260]" office:value-type="float" office:value="-60469.13" calcext:value-type="float">
            <text:p>-60.469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500 ad pex dübel</text:p>
          </table:table-cell>
          <table:table-cell table:style-name="ce309"/>
          <table:table-cell table:style-name="ce309" office:value-type="float" office:value="150" calcext:value-type="float">
            <text:p>150,00</text:p>
          </table:table-cell>
          <table:table-cell table:style-name="ce309"/>
          <table:table-cell table:style-name="ce332" table:formula="of:=[.E1262]-[.D1262]+[.G1261]" office:value-type="float" office:value="-60319.13" calcext:value-type="float">
            <text:p>-60.319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15 ad L</text:p>
          </table:table-cell>
          <table:table-cell table:style-name="ce309"/>
          <table:table-cell table:style-name="ce309" office:value-type="float" office:value="30" calcext:value-type="float">
            <text:p>30,00</text:p>
          </table:table-cell>
          <table:table-cell table:style-name="ce309"/>
          <table:table-cell table:style-name="ce332" table:formula="of:=[.E1263]-[.D1263]+[.G1262]" office:value-type="float" office:value="-60289.13" calcext:value-type="float">
            <text:p>-60.289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27 ad 60x60 karolam x 14</text:p>
          </table:table-cell>
          <table:table-cell table:style-name="ce309"/>
          <table:table-cell table:style-name="ce309" office:value-type="float" office:value="378" calcext:value-type="float">
            <text:p>378,00</text:p>
          </table:table-cell>
          <table:table-cell table:style-name="ce309"/>
          <table:table-cell table:style-name="ce332" table:formula="of:=[.E1264]-[.D1264]+[.G1263]" office:value-type="float" office:value="-59911.13" calcext:value-type="float">
            <text:p>-59.911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265]-[.D1265]+[.G1264]" office:value-type="float" office:value="-59911.13" calcext:value-type="float">
            <text:p>-59.911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Tuğla duvar 56 mx 2,25 = 126 m2 x15 TL</text:p>
          </table:table-cell>
          <table:table-cell table:style-name="ce309" office:value-type="float" office:value="1890" calcext:value-type="float">
            <text:p>1.890,00</text:p>
          </table:table-cell>
          <table:table-cell table:style-name="ce309" table:number-columns-repeated="2"/>
          <table:table-cell table:style-name="ce332" table:formula="of:=[.E1266]-[.D1266]+[.G1265]" office:value-type="float" office:value="-61801.13" calcext:value-type="float">
            <text:p>-61.801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Tuğla duvar 6 mx 0,8 = 4,8 m2 x15 TL</text:p>
          </table:table-cell>
          <table:table-cell table:style-name="ce309" office:value-type="float" office:value="72" calcext:value-type="float">
            <text:p>72,00</text:p>
          </table:table-cell>
          <table:table-cell table:style-name="ce309" table:number-columns-repeated="2"/>
          <table:table-cell table:style-name="ce332" table:formula="of:=[.E1267]-[.D1267]+[.G1266]" office:value-type="float" office:value="-61873.13" calcext:value-type="float">
            <text:p>-61.873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268]-[.D1268]+[.G1267]" office:value-type="float" office:value="-61873.13" calcext:value-type="float">
            <text:p>-61.873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21 m2 seramik x 20</text:p>
          </table:table-cell>
          <table:table-cell table:style-name="ce309" office:value-type="float" office:value="420" calcext:value-type="float">
            <text:p>420,00</text:p>
          </table:table-cell>
          <table:table-cell table:style-name="ce309" table:number-columns-repeated="2"/>
          <table:table-cell table:style-name="ce332" table:formula="of:=[.E1269]-[.D1269]+[.G1268]" office:value-type="float" office:value="-62293.13" calcext:value-type="float">
            <text:p>-62.293,13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10" office:value-type="string" calcext:value-type="string">
            <text:p>35 m2 mermer kapı önü</text:p>
          </table:table-cell>
          <table:table-cell table:style-name="ce309" office:value-type="float" office:value="700" calcext:value-type="float">
            <text:p>700,00</text:p>
          </table:table-cell>
          <table:table-cell table:style-name="ce309" table:number-columns-repeated="2"/>
          <table:table-cell table:style-name="ce332" table:formula="of:=[.E1270]-[.D1270]+[.G1269]" office:value-type="float" office:value="-62993.13" calcext:value-type="float">
            <text:p>-62.993,13</text:p>
          </table:table-cell>
          <table:table-cell table:number-columns-repeated="57"/>
        </table:table-row>
        <table:table-row table:style-name="ro1">
          <table:table-cell/>
          <table:table-cell table:style-name="ce211" office:value-type="date" office:date-value="2021-10-05" calcext:value-type="date">
            <text:p>05.10.2021</text:p>
          </table:table-cell>
          <table:table-cell table:style-name="ce210" office:value-type="string" calcext:value-type="string">
            <text:p>mesut deliduman kira senet 30-10-2021 </text:p>
          </table:table-cell>
          <table:table-cell table:style-name="ce309"/>
          <table:table-cell table:style-name="ce309" office:value-type="float" office:value="14400" calcext:value-type="float">
            <text:p>14.400,00</text:p>
          </table:table-cell>
          <table:table-cell table:style-name="ce309"/>
          <table:table-cell table:style-name="ce332" table:formula="of:=[.E1271]-[.D1271]+[.G1270]" office:value-type="float" office:value="-48593.13" calcext:value-type="float">
            <text:p>-48.593,13</text:p>
          </table:table-cell>
          <table:table-cell table:number-columns-repeated="57"/>
        </table:table-row>
        <table:table-row table:style-name="ro1">
          <table:table-cell/>
          <table:table-cell table:style-name="ce211"/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.000,00</text:p>
          </table:table-cell>
          <table:table-cell table:style-name="ce309"/>
          <table:table-cell table:style-name="ce332" table:formula="of:=[.E1272]-[.D1272]+[.G1271]" office:value-type="float" office:value="-8593.13" calcext:value-type="float">
            <text:p>-8.593,13</text:p>
          </table:table-cell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231:.D1276])" office:value-type="float" office:value="39951" calcext:value-type="float">
            <text:p>39951</text:p>
          </table:table-cell>
          <table:table-cell table:formula="of:=SUM([.E1231:.E1276])" office:value-type="float" office:value="107378.71" calcext:value-type="float">
            <text:p>107378,71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73"/>
          <table:table-cell table:style-name="ce515"/>
          <table:table-cell table:style-name="ce527" table:number-columns-repeated="4"/>
          <table:table-cell table:number-columns-repeated="57"/>
        </table:table-row>
        <table:table-row table:style-name="ro1" table:number-rows-repeated="2">
          <table:table-cell/>
          <table:table-cell table:style-name="ce473"/>
          <table:table-cell table:style-name="ce618"/>
          <table:table-cell table:style-name="ce527" table:number-columns-repeated="4"/>
          <table:table-cell table:number-columns-repeated="57"/>
        </table:table-row>
        <table:table-row table:style-name="ro1" table:number-rows-repeated="3">
          <table:table-cell/>
          <table:table-cell table:style-name="ce475"/>
          <table:table-cell table:style-name="ce618"/>
          <table:table-cell table:style-name="ce518" table:number-columns-repeated="3"/>
          <table:table-cell table:style-name="ce525"/>
          <table:table-cell table:number-columns-repeated="57"/>
        </table:table-row>
        <table:table-row table:style-name="ro1" table:number-rows-repeated="12">
          <table:table-cell/>
          <table:table-cell table:style-name="ce475"/>
          <table:table-cell table:style-name="ce618"/>
          <table:table-cell table:style-name="ce517" table:number-columns-repeated="3"/>
          <table:table-cell table:style-name="ce525"/>
          <table:table-cell table:number-columns-repeated="57"/>
        </table:table-row>
        <table:table-row table:style-name="ro1">
          <table:table-cell table:number-columns-repeated="2"/>
          <table:table-cell table:style-name="ce618"/>
          <table:table-cell table:number-columns-repeated="3"/>
          <table:table-cell table:style-name="ce638"/>
          <table:table-cell table:number-columns-repeated="57"/>
        </table:table-row>
        <table:table-row table:style-name="ro2">
          <table:table-cell table:number-columns-repeated="2"/>
          <table:table-cell table:style-name="ce618"/>
          <table:table-cell table:style-name="ce528"/>
          <table:table-cell table:style-name="ce534"/>
          <table:table-cell/>
          <table:table-cell table:style-name="ce761"/>
          <table:table-cell table:number-columns-repeated="57"/>
        </table:table-row>
        <table:table-row table:style-name="ro1" table:number-rows-repeated="10472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GS" table:style-name="ta1">
        <table:table-column table:style-name="co59" table:default-cell-style-name="ce227"/>
        <table:table-column table:style-name="co60" table:default-cell-style-name="ce764"/>
        <table:table-column table:style-name="co61" table:default-cell-style-name="ce767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4"/>
        <table:table-column table:style-name="co66" table:number-columns-repeated="57" table:default-cell-style-name="ce764"/>
        <table:table-row table:style-name="ro2">
          <table:table-cell/>
          <table:table-cell table:style-name="ce762"/>
          <table:table-cell table:number-columns-repeated="62"/>
        </table:table-row>
        <table:table-row table:style-name="ro2">
          <table:table-cell/>
          <table:table-cell table:style-name="ce763"/>
          <table:table-cell table:number-columns-repeated="62"/>
        </table:table-row>
        <table:table-row table:style-name="ro2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2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2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2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2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2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2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2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2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2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2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2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B_hsp" table:style-name="ta1" table:print="false">
        <table:table-column table:style-name="co67" table:default-cell-style-name="ce774"/>
        <table:table-column table:style-name="co68" table:default-cell-style-name="ce76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7"/>
        <table:table-column table:style-name="co74" table:default-cell-style-name="ce767"/>
        <table:table-column table:style-name="co66" table:number-columns-repeated="56" table:default-cell-style-name="ce764"/>
        <table:table-row table:style-name="ro2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2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2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58"/>
        </table:table-row>
        <table:table-row table:style-name="ro2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67" table:number-columns-repeated="5"/>
          <table:table-cell table:number-columns-repeated="58"/>
        </table:table-row>
        <table:table-row table:style-name="ro2">
          <table:table-cell/>
          <table:table-cell table:style-name="ce767"/>
          <table:table-cell table:style-name="ce382" office:value-type="string" calcext:value-type="string">
            <text:p>HACI ALACAK</text:p>
          </table:table-cell>
          <table:table-cell table:style-name="ce382" office:value-type="string" calcext:value-type="string">
            <text:p>Bakiye</text:p>
          </table:table-cell>
          <table:table-cell table:style-name="ce382" office:value-type="string" calcext:value-type="string">
            <text:p>TL – usd</text:p>
          </table:table-cell>
          <table:table-cell table:style-name="ce382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767"/>
          <table:table-cell table:number-columns-repeated="2" table:style-name="ce382" office:value-type="string" calcext:value-type="string">
            <text:p>TL</text:p>
          </table:table-cell>
          <table:table-cell table:style-name="ce382"/>
          <table:table-cell table:style-name="ce382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2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5]/[.E25]" office:value-type="float" office:value="63407.2463768116" calcext:value-type="float">
            <text:p>63.407,25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6]/[.E26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6]+[.C27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767" table:formula="of:=[.C27]/[.E27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28]" office:value-type="float" office:value="300757.85" calcext:value-type="float">
            <text:p>300.757,8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28]/[.E28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2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TPL.F29]" office:value-type="float" office:value="99911.884" calcext:value-type="float">
            <text:p>99.911,88</text:p>
          </table:table-cell>
          <table:table-cell table:style-name="ce767" table:formula="of:=[.D28]-[.C29]" office:value-type="float" office:value="200845.966" calcext:value-type="float">
            <text:p>200.845,97</text:p>
          </table:table-cell>
          <table:table-cell table:style-name="ce227"/>
          <table:table-cell table:style-name="ce767" table:formula="of:=[$GNL_AP.H76]*-1" office:value-type="float" office:value="-28286.5569831522" calcext:value-type="float">
            <text:p>-28.286,56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273" office:value-type="float" office:value="8400" calcext:value-type="float">
            <text:p>8.400,00</text:p>
          </table:table-cell>
          <table:table-cell table:style-name="ce767" table:formula="of:=[.D29]+[.C30]" office:value-type="float" office:value="209245.966" calcext:value-type="float">
            <text:p>209.245,97</text:p>
          </table:table-cell>
          <table:table-cell table:style-name="ce227" office:value-type="float" office:value="5.4" calcext:value-type="float">
            <text:p>5,4</text:p>
          </table:table-cell>
          <table:table-cell table:style-name="ce767" table:formula="of:=[.C30]/[.E30]" office:value-type="float" office:value="1555.55555555556" calcext:value-type="float">
            <text:p>1.555,56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0])" office:value-type="float" office:value="112903.580294621" calcext:value-type="float">
            <text:p>112.903,58</text:p>
          </table:table-cell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/>
          <table:table-cell table:style-name="ce227"/>
          <table:table-cell table:style-name="ce382" table:number-columns-repeated="2"/>
          <table:table-cell table:style-name="Default"/>
          <table:table-cell table:number-columns-repeated="58"/>
        </table:table-row>
        <table:table-row table:style-name="ro2">
          <table:table-cell table:number-columns-repeated="2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2008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382"/>
          <table:table-cell table:number-columns-repeated="58"/>
        </table:table-row>
        <table:table-row table:style-name="ro2">
          <table:table-cell/>
          <table:table-cell table:style-name="ce272"/>
          <table:table-cell table:style-name="ce767"/>
          <table:table-cell table:style-name="ce382" office:value-type="string" calcext:value-type="string">
            <text:p>HACI</text:p>
          </table:table-cell>
          <table:table-cell table:style-name="ce382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2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382"/>
          <table:table-cell table:style-name="ce382"/>
          <table:table-cell table:style-name="ce770"/>
          <table:table-cell table:number-columns-repeated="58"/>
        </table:table-row>
        <table:table-row table:style-name="ro2">
          <table:table-cell/>
          <table:table-cell table:style-name="ce272"/>
          <table:table-cell table:style-name="ce382" office:value-type="string" calcext:value-type="string">
            <text:p>Tutar</text:p>
          </table:table-cell>
          <table:table-cell table:number-columns-repeated="2" table:style-name="ce382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2">
          <table:table-cell table:number-columns-repeated="2"/>
          <table:table-cell table:style-name="ce786" table:formula="of:=[.C43]/[.$D$36]" office:value-type="percentage" office:value="1" calcext:value-type="percentage">
            <text:p>%100,00</text:p>
          </table:table-cell>
          <table:table-cell table:style-name="ce786" table:formula="of:=[.D43]/[.$D$36]" office:value-type="percentage" office:value="0.5" calcext:value-type="percentage">
            <text:p>%50,00</text:p>
          </table:table-cell>
          <table:table-cell table:style-name="ce786" table:formula="of:=[.E43]/[.$D$36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2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31]" office:value-type="float" office:value="112903.580294621" calcext:value-type="float">
            <text:p>+112.903,58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767" table:formula="of:=[.D43]+[.C45]" office:value-type="float" office:value="337903.580294621" calcext:value-type="float">
            <text:p>337.903,58</text:p>
          </table:table-cell>
          <table:table-cell table:style-name="ce767" table:formula="of:=[.E43]-[.C45]" office:value-type="float" office:value="112096.419705379" calcext:value-type="float">
            <text:p>112.096,42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353" table:formula="of:=[.C45]/[.$D$36]" office:value-type="percentage" office:value="0.250896845099157" calcext:value-type="percentage">
            <text:p>%25,09</text:p>
          </table:table-cell>
          <table:table-cell table:style-name="ce790" table:formula="of:=[.D46]/[.$C$43]" office:value-type="percentage" office:value="0.750896845099157" calcext:value-type="percentage">
            <text:p>%75,09</text:p>
          </table:table-cell>
          <table:table-cell table:style-name="ce790" table:formula="of:=[.E46]/[.$D$36]" office:value-type="percentage" office:value="0.249103154900843" calcext:value-type="percentage">
            <text:p>%24,91</text:p>
          </table:table-cell>
          <table:table-cell table:style-name="ce778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2">
          <table:table-cell/>
          <table:table-cell table:style-name="ce778" table:number-columns-repeated="5"/>
          <table:table-cell table:number-columns-repeated="58"/>
        </table:table-row>
        <table:table-row table:style-name="ro2">
          <table:table-cell/>
          <table:table-cell table:style-name="ce382"/>
          <table:table-cell table:style-name="ce770" table:number-columns-repeated="2"/>
          <table:table-cell table:style-name="ce382"/>
          <table:table-cell table:style-name="ce770"/>
          <table:table-cell table:number-columns-repeated="58"/>
        </table:table-row>
        <table:table-row table:style-name="ro2">
          <table:table-cell/>
          <table:table-cell table:style-name="ce767" table:number-columns-repeated="5"/>
          <table:table-cell table:number-columns-repeated="58"/>
        </table:table-row>
        <table:table-row table:style-name="ro2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2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2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2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2">
          <table:table-cell/>
          <table:table-cell table:style-name="ce382"/>
          <table:table-cell table:style-name="ce770" table:number-columns-repeated="2"/>
          <table:table-cell table:style-name="ce382"/>
          <table:table-cell table:style-name="ce770"/>
          <table:table-cell table:number-columns-repeated="58"/>
        </table:table-row>
        <table:table-row table:style-name="ro2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2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2">
          <table:table-cell/>
          <table:table-cell table:style-name="ce767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2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2">
          <table:table-cell/>
          <table:table-cell table:style-name="ce382"/>
          <table:table-cell table:style-name="ce770" table:number-columns-repeated="2"/>
          <table:table-cell table:style-name="ce382"/>
          <table:table-cell table:style-name="ce770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2" table:number-rows-repeated="104849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'file:///home/mr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r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r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r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7:36:31.38140316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7:46:58.677605496</dc:date>
    <meta:editing-duration>PT9H40M38S</meta:editing-duration>
    <meta:editing-cycles>36</meta:editing-cycles>
    <meta:generator>LibreOffice/7.1.6.2$Linux_X86_64 LibreOffice_project/10$Build-2</meta:generator>
    <meta:print-date>2021-10-13T11:58:40.726438446</meta:print-date>
    <meta:document-statistic meta:table-count="12" meta:cell-count="5646" meta:object-count="0"/>
  </office:meta>
</office:document-meta>
</file>